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1.521cm"/>
    </style:style>
    <style:style style:name="gr3" style:family="graphic" style:parent-style-name="standard">
      <style:graphic-properties draw:stroke="none" draw:fill="none" fo:min-height="13.825cm"/>
    </style:style>
    <style:style style:name="gr4" style:family="graphic" style:parent-style-name="standard">
      <style:graphic-properties draw:stroke="none" draw:fill="none" fo:min-height="14.401cm"/>
    </style:style>
    <style:style style:name="gr5" style:family="graphic" style:parent-style-name="standard">
      <style:graphic-properties draw:stroke="none" draw:fill="none" fo:min-height="15.28cm"/>
    </style:style>
    <style:style style:name="gr6" style:family="graphic" style:parent-style-name="standard">
      <style:graphic-properties draw:stroke="none" draw:fill="none" fo:min-height="12.98cm"/>
    </style:style>
    <style:style style:name="gr7" style:family="graphic" style:parent-style-name="standard">
      <style:graphic-properties draw:stroke="none" draw:fill="none" fo:min-height="12.88cm"/>
    </style:style>
    <style:style style:name="gr8" style:family="graphic" style:parent-style-name="standard">
      <style:graphic-properties draw:stroke="none" draw:fill="none" fo:min-height="12.08cm"/>
    </style:style>
    <style:style style:name="gr9" style:family="graphic" style:parent-style-name="standard">
      <style:graphic-properties draw:stroke="none" draw:fill="none" fo:min-height="12.232cm"/>
    </style:style>
    <style:style style:name="gr10" style:family="graphic" style:parent-style-name="standard">
      <style:graphic-properties draw:stroke="none" draw:fill="none" fo:min-height="13.228cm"/>
    </style:style>
    <style:style style:name="pr1" style:family="presentation" style:parent-style-name="Standard-title">
      <style:graphic-properties draw:auto-grow-height="true" fo:min-height="8.763cm"/>
    </style:style>
    <style:style style:name="pr2" style:family="presentation" style:parent-style-name="Standard-subtitle">
      <style:graphic-properties draw:fill-color="#ffffff" draw:auto-grow-height="true" fo:min-height="9.08cm"/>
    </style:style>
    <style:style style:name="pr3" style:family="presentation" style:parent-style-name="Standard-notes">
      <style:graphic-properties draw:fill-color="#ffffff" draw:auto-grow-height="true" fo:min-height="13.364cm"/>
    </style:style>
    <style:style style:name="pr4" style:family="presentation" style:parent-style-name="Standard-title">
      <style:graphic-properties draw:auto-grow-height="true" fo:min-height="3.506cm"/>
    </style:style>
    <style:style style:name="pr5" style:family="presentation" style:parent-style-name="Standard-subtitle">
      <style:graphic-properties draw:fill-color="#ffffff" draw:auto-grow-height="true" fo:min-height="12.179cm"/>
    </style:style>
    <style:style style:name="pr6" style:family="presentation" style:parent-style-name="Standard-outline1">
      <style:graphic-properties fo:min-height="11.929cm"/>
    </style:style>
    <style:style style:name="pr7" style:family="presentation" style:parent-style-name="Standard-title">
      <style:graphic-properties fo:min-height="3.506cm"/>
    </style:style>
    <style:style style:name="pr8" style:family="presentation" style:parent-style-name="Standard-notes">
      <style:graphic-properties draw:fill-color="#ffffff" fo:min-height="13.364cm"/>
    </style:style>
    <style:style style:name="pr9" style:family="presentation" style:parent-style-name="Standard-subtitle">
      <style:graphic-properties draw:fill-color="#ffffff" draw:auto-grow-height="true" fo:min-height="16.255cm"/>
    </style:style>
    <style:style style:name="P1" style:family="paragraph">
      <style:text-properties fo:font-size="60pt" style:font-size-asian="60pt" style:font-size-complex="60pt"/>
    </style:style>
    <style:style style:name="P2" style:family="paragraph">
      <loext:graphic-properties draw:fill-color="#ffffff"/>
    </style:style>
    <style:style style:name="P3" style:family="paragraph">
      <style:paragraph-properties fo:margin-top="0cm" fo:margin-bottom="0cm" fo:line-height="100%"/>
    </style:style>
    <style:style style:name="P4" style:family="paragraph">
      <style:paragraph-properties fo:margin-top="0.5cm" fo:margin-bottom="0cm"/>
    </style:style>
    <style:style style:name="P5" style:family="paragraph">
      <style:text-properties fo:font-size="22pt" style:font-size-asian="22pt" style:font-size-complex="22pt"/>
    </style:style>
    <style:style style:name="P6" style:family="paragraph">
      <style:paragraph-properties fo:margin-left="1.245cm" fo:margin-right="0cm" fo:margin-top="0.5cm" fo:margin-bottom="0cm" fo:text-indent="0cm"/>
    </style:style>
    <style:style style:name="P7" style:family="paragraph">
      <style:paragraph-properties fo:margin-left="0cm" fo:margin-right="0cm" fo:margin-top="0.5cm" fo:margin-bottom="0cm" fo:text-indent="0cm"/>
    </style:style>
    <style:style style:name="P8" style:family="paragraph">
      <style:paragraph-properties fo:margin-left="1.245cm" fo:margin-right="0cm" fo:margin-top="0.5cm" fo:margin-bottom="0cm" fo:line-height="100%" fo:text-align="start" fo:text-indent="0cm"/>
    </style:style>
    <style:style style:name="P9" style:family="paragraph">
      <loext:graphic-properties draw:fill-color="#ffffff"/>
      <style:text-properties fo:font-size="20pt"/>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text-align="center"/>
    </style:style>
    <style:style style:name="P12" style:family="paragraph">
      <style:paragraph-properties fo:margin-left="1.245cm" fo:margin-right="0cm" fo:text-align="center" fo:text-indent="0cm"/>
    </style:style>
    <style:style style:name="P13" style:family="paragraph">
      <style:paragraph-properties fo:margin-left="1.245cm" fo:margin-right="0cm" fo:text-indent="0cm"/>
    </style:style>
    <style:style style:name="P14" style:family="paragraph">
      <style:paragraph-properties fo:margin-left="1.245cm" fo:margin-right="0cm" fo:text-indent="0cm" style:text-autospace="none"/>
    </style:style>
    <style:style style:name="P15" style:family="paragraph">
      <style:paragraph-properties fo:margin-left="2.491cm" fo:margin-right="0cm" fo:text-indent="0cm"/>
    </style:style>
    <style:style style:name="P16" style:family="paragraph">
      <style:paragraph-properties fo:margin-left="0cm" fo:margin-right="0cm" fo:text-indent="0cm"/>
    </style:style>
    <style:style style:name="P1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agraph-properties style:text-autospace="none"/>
    </style:style>
    <style:style style:name="P19" style:family="paragraph">
      <style:text-properties fo:font-size="14pt" style:font-size-asian="14pt" style:font-size-complex="14pt"/>
    </style:style>
    <style:style style:name="P20" style:family="paragraph">
      <style:text-properties fo:font-size="44pt" style:font-size-asian="44pt" style:font-size-complex="44pt"/>
    </style:style>
    <style:style style:name="P21" style:family="paragraph">
      <loext:graphic-properties draw:fill="none"/>
      <style:paragraph-properties fo:text-align="start"/>
      <style:text-properties style:font-name="Liberation Mono1" fo:font-size="14pt" style:font-name-asian="Liberation Mono1" style:font-size-asian="14pt" style:font-name-complex="Liberation Mono1" style:font-size-complex="14pt"/>
    </style:style>
    <style:style style:name="P22" style:family="paragraph">
      <style:text-properties fo:font-size="40pt" style:font-size-asian="40pt" style:font-size-complex="40pt"/>
    </style:style>
    <style:style style:name="P23" style:family="paragraph">
      <style:text-properties fo:font-size="36pt" style:font-size-asian="36pt" style:font-size-complex="36pt"/>
    </style:style>
    <style:style style:name="P24" style:family="paragraph">
      <style:text-properties fo:font-size="34pt" style:font-size-asian="34pt" style:font-size-complex="34pt"/>
    </style:style>
    <style:style style:name="P25" style:family="paragraph">
      <style:paragraph-properties fo:text-align="start"/>
    </style:style>
    <style:style style:name="P26" style:family="paragraph">
      <style:text-properties fo:font-size="28pt" style:font-size-asian="28pt" style:font-size-complex="28pt"/>
    </style:style>
    <style:style style:name="P27" style:family="paragraph">
      <style:text-properties fo:font-size="24pt" style:font-size-asian="24pt" style:font-size-complex="24pt"/>
    </style:style>
    <style:style style:name="P28" style:family="paragraph">
      <style:paragraph-properties fo:margin-left="0cm" fo:margin-right="0cm" fo:text-indent="0cm"/>
      <style:text-properties fo:font-size="60pt"/>
    </style:style>
    <style:style style:name="P29" style:family="paragraph">
      <loext:graphic-properties draw:fill-color="#ffffff"/>
      <style:paragraph-properties fo:margin-left="0cm" fo:margin-right="0cm" fo:text-indent="0cm"/>
      <style:text-properties fo:font-size="60pt" style:font-size-asian="60pt" style:font-size-complex="60pt"/>
    </style:style>
    <style:style style:name="T1" style:family="text">
      <style:text-properties fo:font-variant="normal" fo:text-transform="none" style:text-line-through-style="none" style:text-line-through-type="none" style:text-position="0% 100%" style:font-name="Liberation Sans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size="40pt" style:font-size-asian="40pt" style:font-size-complex="40pt"/>
    </style:style>
    <style:style style:name="T3" style:family="text">
      <style:text-properties fo:font-size="26pt" style:font-size-asian="26pt" style:font-size-complex="26pt"/>
    </style:style>
    <style:style style:name="T4" style:family="text">
      <style:text-properties fo:font-size="14pt" style:font-size-asian="14pt" style:font-size-complex="14pt"/>
    </style:style>
    <style:style style:name="T5" style:family="text">
      <style:text-properties fo:font-variant="normal" fo:text-transform="none" style:text-line-through-style="none" style:text-line-through-type="none" style:text-position="0% 100%" style:font-name="Liberation Sans1"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6" style:family="text">
      <style:text-properties fo:font-variant="normal" fo:text-transform="none" style:text-line-through-style="none" style:text-line-through-type="none" style:text-position="0% 100%" style:font-name="Liberation Sans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size="28pt" style:font-size-asian="28pt" style:font-size-complex="28pt"/>
    </style:style>
    <style:style style:name="T8" style:family="text">
      <style:text-properties style:font-name="Liberation Sans" fo:font-size="20pt" style:letter-kerning="true" style:font-name-asian="Arial Unicode MS" style:font-size-asian="20pt" style:font-name-complex="Arial Unicode MS" style:font-size-complex="20pt"/>
    </style:style>
    <style:style style:name="T9" style:family="text">
      <style:text-properties style:font-name="Liberation Sans" fo:font-size="20pt" style:text-underline-style="solid" style:text-underline-width="auto" style:text-underline-color="font-color" style:letter-kerning="true" style:font-name-asian="Arial Unicode MS" style:font-size-asian="20pt" style:font-name-complex="Arial Unicode MS" style:font-size-complex="20pt"/>
    </style:style>
    <style:style style:name="T10" style:family="text">
      <style:text-properties style:font-name="Liberation Sans" fo:font-size="20pt" fo:font-style="italic" style:letter-kerning="true" style:font-name-asian="Arial Unicode MS" style:font-size-asian="20pt" style:font-style-asian="italic" style:font-name-complex="Arial Unicode MS" style:font-size-complex="20pt" style:font-style-complex="italic"/>
    </style:style>
    <style:style style:name="T11" style:family="text">
      <style:text-properties style:font-name="Liberation Sans" fo:font-size="32pt" style:letter-kerning="true" style:font-name-asian="Arial Unicode MS" style:font-size-asian="32pt" style:font-name-complex="Arial Unicode MS" style:font-size-complex="32pt"/>
    </style:style>
    <style:style style:name="T12" style:family="text">
      <style:text-properties fo:font-variant="normal" fo:text-transform="none" fo:color="#000080" style:text-outline="false" style:text-line-through-style="none" style:text-line-through-type="none" style:font-name="Menlo1" fo:font-size="44pt" fo:font-style="normal" fo:text-shadow="none" style:text-underline-style="none" fo:font-weight="bold" style:letter-kerning="true" fo:background-color="transparent" style:font-name-asian="Menlo1" style:font-size-asian="44pt" style:font-style-asian="normal" style:font-weight-asian="bold" style:font-name-complex="Menlo1" style:font-size-complex="44pt" style:font-style-complex="normal" style:font-weight-complex="bold" style:text-emphasize="none" style:font-relief="none" style:text-overline-style="none" style:text-overline-color="font-color"/>
    </style:style>
    <style:style style:name="T13" style:family="text">
      <style:text-properties fo:font-size="44pt" style:font-size-asian="44pt" style:font-size-complex="44pt"/>
    </style:style>
    <style:style style:name="T14" style:family="text">
      <style:text-properties fo:font-variant="normal" fo:text-transform="none" style:text-outline="false" style:text-line-through-style="none" style:text-line-through-type="none" style:font-name="Menlo1" fo:font-size="44pt" fo:text-shadow="none" style:text-underline-style="none" style:letter-kerning="true" fo:background-color="transparent" style:font-name-asian="Menlo1" style:font-size-asian="44pt" style:font-name-complex="Menlo1" style:font-size-complex="44pt" style:text-emphasize="none" style:font-relief="none" style:text-overline-style="none" style:text-overline-color="font-color"/>
    </style:style>
    <style:style style:name="T15" style:family="text">
      <style:text-properties fo:font-variant="normal" fo:text-transform="none"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16" style:family="text">
      <style:text-properties fo:font-variant="normal" fo:text-transform="none" fo:color="#000080" style:text-outline="false" style:text-line-through-style="none" style:text-line-through-type="none" style:font-name="Menlo1" fo:font-size="32pt" fo:font-style="normal" fo:text-shadow="none" style:text-underline-style="none" fo:font-weight="bold" style:letter-kerning="true" fo:background-color="transparent" style:font-name-asian="Menlo1" style:font-size-asian="32pt" style:font-style-asian="normal" style:font-weight-asian="bold" style:font-name-complex="Menlo1"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80" style:text-outline="false" style:text-line-through-style="none" style:text-line-through-type="none" style:font-name="Menlo1" fo:font-size="14pt" fo:font-style="normal" fo:text-shadow="none" style:text-underline-style="solid" style:text-underline-width="auto" style:text-underline-color="font-color"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0"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fo:background-color="transparent"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font-name="Menlo1" fo:font-size="14pt" fo:font-style="normal" fo:text-shadow="none" style:text-underline-style="none" style:letter-kerning="true" fo:background-color="transparent" style:font-name-asian="Menlo1" style:font-size-asian="14pt" style:font-style-asian="normal" style:font-name-complex="Menlo1" style:font-size-complex="14pt" style:font-style-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fo:background-color="transparent"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25" style:family="text">
      <style:text-properties fo:font-variant="normal" fo:text-transform="none" style:text-outline="false" style:text-line-through-style="none" style:text-line-through-type="none" style:font-name="Menlo1" fo:font-size="44pt" fo:font-style="italic" fo:text-shadow="none" style:text-underline-style="none" style:letter-kerning="true" fo:background-color="transparent" style:font-name-asian="Menlo1" style:font-size-asian="44pt" style:font-style-asian="italic" style:font-name-complex="Menlo1" style:font-size-complex="44pt" style:font-style-complex="italic" style:text-emphasize="none" style:font-relief="none" style:text-overline-style="none" style:text-overline-color="font-color"/>
    </style:style>
    <style:style style:name="T26" style:family="text">
      <style:text-properties fo:font-style="normal" style:font-style-asian="normal" style:font-style-complex="normal"/>
    </style:style>
    <style:style style:name="T27" style:family="text">
      <style:text-properties fo:font-style="italic" style:font-style-asian="italic" style:font-style-complex="italic"/>
    </style:style>
    <style:style style:name="T28" style:family="text">
      <style:text-properties fo:font-variant="normal" fo:text-transform="none" style:text-outline="false" style:text-line-through-style="none" style:text-line-through-type="none" style:font-name="Menlo1" fo:font-size="14pt" fo:text-shadow="none" style:text-underline-style="none" style:letter-kerning="true" fo:background-color="transparent" style:font-name-asian="Menlo1" style:font-size-asian="14pt" style:font-name-complex="Menlo1" style:font-size-complex="14pt" style:text-emphasize="none" style:font-relief="none" style:text-overline-style="none" style:text-overline-color="font-color"/>
    </style:style>
    <style:style style:name="T29"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1"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fo:background-color="transparent"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32" style:family="text">
      <style:text-properties fo:font-variant="normal" fo:text-transform="none" fo:color="#808080" style:text-outline="false" style:text-line-through-style="none" style:text-line-through-type="none" style:font-name="Menlo1" fo:font-size="14pt" fo:font-style="italic" fo:text-shadow="none" style:text-underline-style="none" style:letter-kerning="true" fo:background-color="transparent"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33"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fo:background-color="transparent"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34"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bold" style:letter-kerning="true" fo:background-color="transparent" style:font-name-asian="Menlo1" style:font-size-asian="16pt" style:font-style-asian="italic" style:font-weight-asian="bold" style:font-name-complex="Menlo1" style:font-size-complex="16pt" style:font-style-complex="italic" style:font-weight-complex="bold" style:text-emphasize="none" style:font-relief="none" style:text-overline-style="none" style:text-overline-color="font-color"/>
    </style:style>
    <style:style style:name="T35" style:family="text">
      <style:text-properties fo:font-variant="normal" fo:text-transform="none" fo:color="#000000" style:text-outline="false" style:text-line-through-style="none" style:text-line-through-type="none" style:font-name="Menlo1" fo:font-size="16pt" fo:font-style="normal" fo:text-shadow="none" style:text-underline-style="none" style:letter-kerning="true" fo:background-color="transparent" style:font-name-asian="Menlo1" style:font-size-asian="16pt" style:font-style-asian="normal" style:font-name-complex="Menlo1" style:font-size-complex="16pt" style:font-style-complex="normal" style:text-emphasize="none" style:font-relief="none" style:text-overline-style="none" style:text-overline-color="font-color"/>
    </style:style>
    <style:style style:name="T36" style:family="text">
      <style:text-properties style:text-underline-style="solid" style:text-underline-width="auto" style:text-underline-color="font-color"/>
    </style:style>
    <style:style style:name="T37" style:family="text">
      <style:text-properties fo:font-variant="normal" fo:text-transform="none" fo:color="#00008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38" style:family="text">
      <style:text-properties fo:font-variant="normal" fo:text-transform="none" fo:color="#000000" style:text-outline="false" style:text-line-through-style="none" style:text-line-through-type="none" style:font-name="Menlo1" fo:font-size="16pt" fo:font-style="normal" fo:text-shadow="none" style:text-underline-style="none" fo:font-weight="normal" style:letter-kerning="true" fo:background-color="transparent" style:font-name-asian="Menlo1" style:font-size-asian="16pt" style:font-style-asian="normal" style:font-weight-asian="normal" style:font-name-complex="Menlo1" style:font-size-complex="16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00008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0" style:family="text">
      <style:text-properties fo:font-variant="normal" fo:text-transform="none" fo:color="#000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1" style:family="text">
      <style:text-properties fo:font-variant="normal" fo:text-transform="none" fo:color="#808000" style:text-outline="false" style:text-line-through-style="none" style:text-line-through-type="none" style:font-name="Menlo1" fo:font-size="16pt" fo:text-shadow="none" style:text-underline-style="none" style:letter-kerning="true" fo:background-color="transparent" style:font-name-asian="Menlo1" style:font-size-asian="16pt" style:font-name-complex="Menlo1" style:font-size-complex="16pt" style:text-emphasize="none" style:font-relief="none" style:text-overline-style="none" style:text-overline-color="font-color"/>
    </style:style>
    <style:style style:name="T42" style:family="text">
      <style:text-properties fo:font-variant="normal" fo:text-transform="none" fo:color="#008000" style:text-outline="false" style:text-line-through-style="none" style:text-line-through-type="none" style:font-name="Menlo1" fo:font-size="16pt" fo:text-shadow="none" style:text-underline-style="none" fo:font-weight="bold" style:letter-kerning="true" fo:background-color="transparent" style:font-name-asian="Menlo1" style:font-size-asian="16pt" style:font-weight-asian="bold" style:font-name-complex="Menlo1" style:font-size-complex="16pt" style:font-weight-complex="bold" style:text-emphasize="none" style:font-relief="none" style:text-overline-style="none" style:text-overline-color="font-color"/>
    </style:style>
    <style:style style:name="T43" style:family="text">
      <style:text-properties style:text-underline-style="none"/>
    </style:style>
    <style:style style:name="T44"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fo:background-color="transparent"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45" style:family="text">
      <style:text-properties fo:color="#2300dc" fo:font-size="26pt" style:font-size-asian="26pt" style:font-size-complex="26pt"/>
    </style:style>
    <style:style style:name="T46" style:family="text">
      <style:text-properties fo:font-variant="normal" fo:text-transform="none" fo:color="#660e7a" style:text-outline="false" style:text-line-through-style="none" style:text-line-through-type="none" style:font-name="Menlo1" fo:font-size="16pt" fo:font-style="italic" fo:text-shadow="none" style:text-underline-style="none" fo:font-weight="normal" style:letter-kerning="true" fo:background-color="transparent" style:font-name-asian="Menlo1" style:font-size-asian="16pt" style:font-style-asian="italic" style:font-weight-asian="normal" style:font-name-complex="Menlo1" style:font-size-complex="16pt" style:font-style-complex="italic" style:font-weight-complex="normal" style:text-emphasize="none" style:font-relief="none" style:text-overline-style="none" style:text-overline-color="font-color"/>
    </style:style>
    <style:style style:name="T47" style:family="text">
      <style:text-properties fo:font-variant="normal" fo:text-transform="none" fo:color="#000000" style:text-outline="false" style:text-line-through-style="none" style:text-line-through-type="none" style:font-name="Menlo1" fo:font-size="16pt" fo:text-shadow="none" style:text-underline-style="none" fo:font-weight="normal" style:letter-kerning="true" fo:background-color="transparent" style:font-name-asian="Menlo1" style:font-size-asian="16pt" style:font-weight-asian="normal" style:font-name-complex="Menlo1" style:font-size-complex="16pt" style:font-weight-complex="normal" style:text-emphasize="none" style:font-relief="none" style:text-overline-style="none" style:text-overline-color="font-color"/>
    </style:style>
    <style:style style:name="T48" style:family="text">
      <style:text-properties fo:font-variant="normal" fo:text-transform="none" fo:color="#008000" style:text-outline="false" style:text-line-through-style="none" style:text-line-through-type="none" style:font-name="Menlo1" fo:font-size="16pt" fo:font-style="normal" fo:text-shadow="none" style:text-underline-style="none" fo:font-weight="bold" style:letter-kerning="true" fo:background-color="transparent" style:font-name-asian="Menlo1" style:font-size-asian="16pt" style:font-style-asian="normal" style:font-weight-asian="bold" style:font-name-complex="Menlo1" style:font-size-complex="16pt" style:font-style-complex="normal" style:font-weight-complex="bold" style:text-emphasize="none" style:font-relief="none" style:text-overline-style="none" style:text-overline-color="font-color"/>
    </style:style>
    <style:style style:name="T49" style:family="text">
      <style:text-properties fo:font-variant="normal" fo:text-transform="none" fo:color="#00008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0" style:family="text">
      <style:text-properties fo:font-variant="normal" fo:text-transform="none" fo:color="#000000" style:text-outline="false" style:text-line-through-style="none" style:text-line-through-type="none" style:font-name="Menlo1" fo:font-size="14pt" fo:text-shadow="none" style:text-underline-style="none" style:letter-kerning="true" style:font-name-asian="Menlo1" style:font-size-asian="14pt" style:font-name-complex="Menlo1" style:font-size-complex="14pt" style:text-emphasize="none" style:font-relief="none" style:text-overline-style="none" style:text-overline-color="font-color"/>
    </style:style>
    <style:style style:name="T51" style:family="text">
      <style:text-properties fo:font-variant="normal" fo:text-transform="none" fo:color="#660e7a"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2" style:family="text">
      <style:text-properties fo:font-variant="normal" fo:text-transform="none" fo:color="#000000" style:text-outline="false" style:text-line-through-style="none" style:text-line-through-type="none" style:font-name="Menlo1" fo:font-size="14pt" fo:font-style="italic" fo:text-shadow="none" style:text-underline-style="none" style:letter-kerning="true" style:font-name-asian="Menlo1" style:font-size-asian="14pt" style:font-style-asian="italic" style:font-name-complex="Menlo1" style:font-size-complex="14pt" style:font-style-complex="italic" style:text-emphasize="none" style:font-relief="none" style:text-overline-style="none" style:text-overline-color="font-color"/>
    </style:style>
    <style:style style:name="T53" style:family="text">
      <style:text-properties fo:font-variant="normal" fo:text-transform="none" fo:color="#008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54" style:family="text">
      <style:text-properties fo:font-variant="normal" fo:text-transform="none" fo:color="#00000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5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6"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fo:color="#808080" style:text-outline="false" style:text-line-through-style="none" style:text-line-through-type="none" style:font-name="Menlo1" fo:font-size="14pt" fo:font-style="italic" fo:text-shadow="none" style:text-underline-style="none" fo:font-weight="normal" style:letter-kerning="true" style:font-name-asian="Menlo1" style:font-size-asian="14pt" style:font-style-asian="italic" style:font-weight-asian="normal" style:font-name-complex="Menlo1" style:font-size-complex="14pt" style:font-style-complex="italic" style:font-weight-complex="normal" style:text-emphasize="none" style:font-relief="none" style:text-overline-style="none" style:text-overline-color="font-color"/>
    </style:style>
    <style:style style:name="T59" style:family="text">
      <style:text-properties fo:font-style="italic" fo:font-weight="bold" style:font-style-asian="italic" style:font-weight-asian="bold" style:font-style-complex="italic" style:font-weight-complex="bold"/>
    </style:style>
    <style:style style:name="T60" style:family="text">
      <style:text-properties fo:font-variant="normal" fo:text-transform="none" fo:color="#000000" style:text-outline="false" style:text-line-through-style="none" style:text-line-through-type="none" style:font-name="Menlo1" fo:font-size="14pt" fo:text-shadow="none" style:text-underline-style="none"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1" style:family="text">
      <style:text-properties fo:font-variant="normal" fo:text-transform="none" fo:color="#660e7a"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2" style:family="text">
      <style:text-properties fo:font-size="36pt" style:font-size-asian="36pt" style:font-size-complex="36pt"/>
    </style:style>
    <style:style style:name="T63"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64" style:family="text">
      <style:text-properties fo:font-variant="normal" fo:text-transform="none" fo:color="#660e7a"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65" style:family="text">
      <style:text-properties fo:font-size="34pt" style:font-size-asian="34pt" style:font-size-complex="34pt"/>
    </style:style>
    <style:style style:name="T66" style:family="text">
      <style:text-properties fo:font-variant="normal" fo:text-transform="none" fo:color="#000000" style:text-outline="false" style:text-line-through-style="none" style:text-line-through-type="none" style:font-name="Menlo1" fo:font-size="14pt" fo:text-shadow="none" style:text-underline-style="solid" style:text-underline-width="auto" style:text-underline-color="font-color" fo:font-weight="bold" style:letter-kerning="true" style:font-name-asian="Menlo1" style:font-size-asian="14pt" style:font-weight-asian="bold" style:font-name-complex="Menlo1" style:font-size-complex="14pt" style:font-weight-complex="bold" style:text-emphasize="none" style:font-relief="none" style:text-overline-style="none" style:text-overline-color="font-color"/>
    </style:style>
    <style:style style:name="T67" style:family="text">
      <style:text-properties fo:font-variant="normal" fo:text-transform="none" fo:color="#00008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8" style:family="text">
      <style:text-properties fo:font-variant="normal" fo:text-transform="none" fo:color="#000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69" style:family="text">
      <style:text-properties fo:font-variant="normal" fo:text-transform="none" fo:color="#000080" style:text-outline="false" style:text-line-through-style="none" style:text-line-through-type="none" style:font-name="Menlo1" fo:font-size="14pt" fo:text-shadow="none" style:text-underline-style="none" fo:font-weight="normal" style:letter-kerning="true" style:font-name-asian="Menlo1" style:font-size-asian="14pt" style:font-weight-asian="normal" style:font-name-complex="Menlo1" style:font-size-complex="14pt" style:font-weight-complex="normal" style:text-emphasize="none" style:font-relief="none" style:text-overline-style="none" style:text-overline-color="font-color"/>
    </style:style>
    <style:style style:name="T70" style:family="text">
      <style:text-properties fo:font-variant="normal" fo:text-transform="none" fo:color="#008000"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1" style:family="text">
      <style:text-properties fo:font-variant="normal" fo:text-transform="none" fo:color="#00008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italic" style:font-weight-complex="bold" style:text-emphasize="none" style:font-relief="none" style:text-overline-style="none" style:text-overline-color="font-color"/>
    </style:style>
    <style:style style:name="T72" style:family="text">
      <style:text-properties fo:color="#000080" style:font-name="Menlo1" fo:font-size="14pt" fo:font-style="italic" fo:font-weight="bold" style:font-name-asian="Menlo1" style:font-size-asian="14pt" style:font-style-asian="italic" style:font-weight-asian="bold" style:font-name-complex="Menlo1" style:font-size-complex="14pt" style:font-style-complex="italic" style:font-weight-complex="bold"/>
    </style:style>
    <style:style style:name="T7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00008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75"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76" style:family="text">
      <style:text-properties fo:font-variant="normal" fo:text-transform="none" fo:color="#660e7a" style:text-outline="false" style:text-line-through-style="none" style:text-line-through-type="none" style:font-name="Menlo1" fo:font-size="12pt" fo:font-style="normal" fo:text-shadow="none" style:text-underline-style="none" fo:font-weight="normal" style:letter-kerning="true"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normal" style:letter-kerning="true" style:font-name-asian="Menlo1" style:font-size-asian="14pt" style:font-style-asian="normal" style:font-weight-asian="normal" style:font-name-complex="Menlo1" style:font-size-complex="14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660e7a" style:text-outline="false" style:text-line-through-style="none" style:text-line-through-type="none" style:font-name="Menlo1" fo:font-size="14pt" fo:font-style="normal" fo:text-shadow="none" style:text-underline-style="none" fo:font-weight="bold" style:letter-kerning="true" style:font-name-asian="Menlo1" style:font-size-asian="14pt" style:font-style-asian="normal" style:font-weight-asian="bold" style:font-name-complex="Menlo1" style:font-size-complex="14pt" style:font-style-complex="normal" style:font-weight-complex="bold" style:text-emphasize="none" style:font-relief="none" style:text-overline-style="none" style:text-overline-color="font-color"/>
    </style:style>
    <style:style style:name="T79" style:family="text">
      <style:text-properties fo:font-variant="normal" fo:text-transform="none" fo:color="#660e7a"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0" style:family="text">
      <style:text-properties fo:font-variant="normal" fo:text-transform="none" fo:color="#000000" style:text-outline="false" style:text-line-through-style="none" style:text-line-through-type="none" style:font-name="Menlo1" fo:font-size="12pt" fo:font-style="italic" fo:text-shadow="none" style:text-underline-style="none" fo:font-weight="normal" style:letter-kerning="true"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1"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2" style:family="text">
      <style:text-properties fo:font-variant="normal" fo:text-transform="none" fo:color="#660e7a" style:text-outline="false" style:text-line-through-style="none" style:text-line-through-type="none" style:font-name="Menlo1" fo:font-size="12pt" fo:font-style="italic" fo:text-shadow="none" style:text-underline-style="none" fo:font-weight="normal" style:letter-kerning="true" fo:background-color="transparent" style:font-name-asian="Menlo1" style:font-size-asian="12pt" style:font-style-asian="italic" style:font-weight-asian="normal" style:font-name-complex="Menlo1" style:font-size-complex="12pt" style:font-style-complex="italic" style:font-weight-complex="normal" style:text-emphasize="none" style:font-relief="none" style:text-overline-style="none" style:text-overline-color="font-color"/>
    </style:style>
    <style:style style:name="T83" style:family="text">
      <style:text-properties fo:font-variant="normal" fo:text-transform="none" fo:color="#000000" style:text-outline="false" style:text-line-through-style="none" style:text-line-through-type="none" style:font-name="Menlo1" fo:font-size="12pt" fo:font-style="normal" fo:text-shadow="none" style:text-underline-style="none" fo:font-weight="normal" style:letter-kerning="true" fo:background-color="transparent" style:font-name-asian="Menlo1" style:font-size-asian="12pt" style:font-style-asian="normal" style:font-weight-asian="normal" style:font-name-complex="Menlo1"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8000" style:text-outline="false" style:text-line-through-style="none" style:text-line-through-type="none" style:font-name="Menlo1" fo:font-size="12pt" fo:font-style="normal" fo:text-shadow="none" style:text-underline-style="none" fo:font-weight="bold" style:letter-kerning="true" fo:background-color="transparent" style:font-name-asian="Menlo1" style:font-size-asian="12pt" style:font-style-asian="normal" style:font-weight-asian="bold" style:font-name-complex="Menlo1" style:font-size-complex="12pt" style:font-style-complex="normal" style:font-weight-complex="bold" style:text-emphasize="none" style:font-relief="none" style:text-overline-style="none" style:text-overline-color="font-color"/>
    </style:style>
    <style:style style:name="T85" style:family="text">
      <style:text-properties fo:font-variant="normal" fo:text-transform="none" fo:color="#000000" style:text-outline="false" style:text-line-through-style="none" style:text-line-through-type="none" style:font-name="Menlo1" fo:font-size="14pt" fo:font-style="italic" fo:text-shadow="none" style:text-underline-style="none" fo:font-weight="bold" style:letter-kerning="true" style:font-name-asian="Menlo1" style:font-size-asian="14pt" style:font-style-asian="italic" style:font-weight-asian="bold" style:font-name-complex="Menlo1" style:font-size-complex="14pt" style:font-style-complex="normal" style:font-weight-complex="bold" style:text-emphasize="none" style:font-relief="none" style:text-overline-style="none" style:text-overline-color="font-color"/>
    </style:style>
    <style:style style:name="T86" style:family="text">
      <style:text-properties fo:font-size="14pt"/>
    </style:style>
    <style:style style:name="T87" style:family="text">
      <style:text-properties fo:font-size="24pt" style:font-size-asian="24pt" style:font-size-complex="24pt"/>
    </style:style>
    <style:style style:name="T88" style:family="text">
      <style:text-properties fo:font-size="60pt"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0000" fo:font-size="45%"/>
      </text:list-level-style-bullet>
      <text:list-level-style-bullet text:level="2" text:bullet-char="●">
        <style:list-level-properties text:space-before="1.5cm" text:min-label-width="0.9cm"/>
        <style:text-properties fo:font-family="StarSymbol" style:font-charset="x-symbol" fo:color="#000000" fo:font-size="75%"/>
      </text:list-level-style-bullet>
      <text:list-level-style-bullet text:level="3" text:bullet-char="●">
        <style:list-level-properties text:space-before="2.8cm" text:min-label-width="0.8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11.4cm" text:min-label-width="0.6cm"/>
        <style:text-properties fo:font-family="StarSymbol" style:font-charset="x-symbol" fo:color="#000000"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text-style-name="P1" draw:layer="layout" svg:width="25.199cm" svg:height="8.763cm" svg:x="1.4cm" svg:y="0.837cm" presentation:class="title" presentation:user-transformed="true">
          <draw:text-box>
            <text:p><text:span text:style-name="T1">Reactive Access to MongoDB from Java 8</text:span></text:p>
          </draw:text-box>
        </draw:frame>
        <draw:frame presentation:style-name="pr2" draw:text-style-name="P2" draw:layer="layout" svg:width="25.199cm" svg:height="9.08cm" svg:x="1.601cm" svg:y="10.6cm" presentation:class="subtitle" presentation:user-transformed="true">
          <draw:text-box>
            <text:p><text:span text:style-name="T2"/></text:p>
            <text:p>Author: Hermann Hueck</text:p>
            <text:p/>
            <text:p><text:span text:style-name="T3">Source code and Slides available at:</text:span></text:p>
            <text:p><text:span text:style-name="T3"/></text:p>
            <text:p><text:span text:style-name="T4"><text:a xlink:href="https://github.com/hermannhueck/reactive-mongo-access" xlink:type="simple">https://github.com/hermannhueck/reactive-mongo-access</text:a></text:span></text:p>
            <text:p><text:span text:style-name="T4"/></text:p>
            <text:p><text:span text:style-name="T4"><text:a xlink:href="http://de.slideshare.net/hermannhueck/reactive-access-to-mongodb-from-java-8" xlink:type="simple">http://de.slideshare.net/hermannhueck/reactive-access-to-mongodb-from-java-8</text:a></text:span></text:p>
            <text:p><text:span text:style-name="T5"/></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layer="layout" svg:width="25.199cm" svg:height="3.506cm" svg:x="1.4cm" svg:y="0.837cm" presentation:class="title">
          <draw:text-box>
            <text:p><text:span text:style-name="T6">Who am I?</text:span></text:p>
          </draw:text-box>
        </draw:frame>
        <draw:frame presentation:style-name="pr5" draw:text-style-name="P2" draw:layer="layout" svg:width="25.199cm" svg:height="12.179cm" svg:x="1.309cm" svg:y="4.884cm" presentation:class="subtitle" presentation:user-transformed="true">
          <draw:text-box>
            <text:p><text:span text:style-name="T2"/></text:p>
            <text:p>Hermann Hueck</text:p>
            <text:p/>
            <text:p text:style-name="P3"><text:span text:style-name="T7">Software Developer – Scala, Java 8, Akka, Play</text:span></text:p>
            <text:p text:style-name="P3"><text:span text:style-name="T7"/></text:p>
            <text:p text:style-name="P3"><text:span text:style-name="T7"><text:a xlink:href="https://www.xing.com/profile/Hermann_Hueck" xlink:type="simple">https://www.xing.com/profile/Hermann_Hueck</text:a></text:span></text:p>
            <text:p text:style-name="P3"><text:span text:style-name="T7"/></text:p>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1</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Beginning with a discussion of …</text:span></text:p>
            <text:p text:style-name="P4"><text:span text:style-name="T8"><text:s text:c="9"/></text:span><text:span text:style-name="T9">What is asynchronous and what is reactive?</text:span></text:p>
            <text:p text:style-name="P4"><text:span text:style-name="T8">I will show small code samples using different Mongo drivers for Java:</text:span></text:p>
            <text:list text:style-name="L2">
              <text:list-item>
                <text:p text:style-name="P4"><text:span text:style-name="T8">Sychronous Java Driver</text:span></text:p>
              </text:list-item>
              <text:list-item>
                <text:p text:style-name="P4"><text:span text:style-name="T8">Asychronous Java Driver (using Callbacks)</text:span></text:p>
              </text:list-item>
              <text:list-item>
                <text:p text:style-name="P4"><text:span text:style-name="T8">Asychronous Java Driver (using RxJava)</text:span></text:p>
              </text:list-item>
              <text:list-item>
                <text:p text:style-name="P4"><text:span text:style-name="T8">Asychronous Java Driver (implementing Reactive Streams Interface)</text:span></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2</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I will use these drivers in combination with different asynchronous access strategies:</text:span></text:p>
            <text:list text:style-name="L2">
              <text:list-item>
                <text:p text:style-name="P4"><text:span text:style-name="T8">Future (from Java 5)</text:span></text:p>
              </text:list-item>
              <text:list-item>
                <text:p text:style-name="P4"><text:span text:style-name="T8">CompletableFuture / CompletionStage (from Java 8)</text:span></text:p>
              </text:list-item>
              <text:list-item>
                <text:p text:style-name="P4"><text:span text:style-name="T8">Callbacks</text:span></text:p>
              </text:list-item>
              <text:list-item>
                <text:p text:style-name="P4"><text:span text:style-name="T8">RxJava Observables</text:span></text:p>
              </text:list-item>
              <text:list-item>
                <text:p text:style-name="P4"><text:span text:style-name="T8">Reactive Streams Interface + RxJava Observables</text:span></text:p>
              </text:list-item>
              <text:list-item>
                <text:p text:style-name="P4"><text:span text:style-name="T8">Reactive Streams Interface + Akka Streams</text:span></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stract / Part 3</text:p>
          </draw:text-box>
        </draw:frame>
        <draw:frame presentation:style-name="pr6" draw:text-style-name="P5" draw:layer="layout" svg:width="25.199cm" svg:height="12.179cm" svg:x="1.4cm" svg:y="4.914cm" presentation:class="outline" presentation:user-transformed="true">
          <draw:text-box>
            <text:p text:style-name="P4"><text:span text:style-name="T8"/></text:p>
            <text:p text:style-name="P4"><text:span text:style-name="T8">The combination of these drivers and access strategies result in a great variety of possible solutions. Thus with the examples we can discuss their advantages and drawbacks.</text:span></text:p>
            <text:p text:style-name="P4"><text:span text:style-name="T8">All code samles are written in Java 8 using Java 8 features like Lambdas, </text:span><text:span text:style-name="T10">java.util.Optional</text:span><text:span text:style-name="T8"> and </text:span><text:span text:style-name="T10">java.util.concurrent.CompletableFuture</text:span><text:span text:style-name="T8">.</text:span></text:p>
            <text:p text:style-name="P4"><text:span text:style-name="T8">A great introduction to CompletableFutures by Angelika Langner can be viewed here:</text:span></text:p>
            <text:p text:style-name="P6"><text:span text:style-name="T8"><text:a xlink:href="https://www.youtube.com/watch?v=Q_0_1mKTlnY" xlink:type="simple">https://www.youtube.com/watch?v=Q_0_1mKTlnY</text:a></text:span></text:p>
            <text:p text:style-name="P7"><text:span text:style-name="T8"/></text:p>
          </draw:text-box>
        </draw:frame>
        <presentation:notes draw:style-name="dp2">
          <draw:page-thumbnail draw:style-name="gr1" draw:layer="layout" svg:width="14.848cm" svg:height="11.136cm" svg:x="3.075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1/2</text:p>
          </draw:text-box>
        </draw:frame>
        <draw:frame presentation:style-name="pr6" draw:text-style-name="P5" draw:layer="layout" svg:width="25.199cm" svg:height="14.086cm" svg:x="1.4cm" svg:y="5.314cm" presentation:class="outline" presentation:user-transformed="true">
          <draw:text-box>
            <text:list text:style-name="L2">
              <text:list-item>
                <text:p text:style-name="P7"><text:span text:style-name="T11">Three preliminary notes on my programming style</text:span></text:p>
              </text:list-item>
            </text:list>
            <text:list text:style-name="L3">
              <text:list-item>
                <text:p text:style-name="P7"><text:span text:style-name="T11">What is the difference between asynchronous and reactive?</text:span></text:p>
              </text:list-item>
              <text:list-item>
                <text:p text:style-name="P7"><text:span text:style-name="T11">The Database Collections</text:span></text:p>
              </text:list-item>
              <text:list-item>
                <text:p text:style-name="P7"><text:span text:style-name="T11">The Example Use Case</text:span></text:p>
              </text:list-item>
              <text:list-item>
                <text:p text:style-name="P7"><text:span text:style-name="T11">Mongo sync driver</text:span></text:p>
              </text:list-item>
              <text:list-item>
                <text:p text:style-name="P6"><text:span text:style-name="T11">Example 1: sync driver + sync data access</text:span></text:p>
              </text:list-item>
              <text:list-item>
                <text:p text:style-name="P8"><text:span text:style-name="T11">Example 2: sync driver + async (?) data access with (Java 5) Future</text:span></text:p>
              </text:list-item>
              <text:list-item>
                <text:p text:style-name="P8"><text:span text:style-name="T11">Example 3: sync driver + async data access with (Java 8) CompletableFuture</text:span></text:p>
              </text:list-item>
              <text:list-item>
                <text:p text:style-name="P8"><text:span text:style-name="T11">Example 4: sync driver + async data access using the CompletableFuture‘s result provider interface</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Overview 2/2</text:p>
          </draw:text-box>
        </draw:frame>
        <draw:frame presentation:style-name="pr6" draw:text-style-name="P5" draw:layer="layout" svg:width="25.199cm" svg:height="14.186cm" svg:x="1.4cm" svg:y="5.214cm" presentation:class="outline" presentation:user-transformed="true">
          <draw:text-box>
            <text:list text:style-name="L2">
              <text:list-item>
                <text:p text:style-name="P7"><text:span text:style-name="T11">Mongo async driver</text:span></text:p>
              </text:list-item>
            </text:list>
            <text:list text:style-name="L3">
              <text:list-item>
                <text:p text:style-name="P8"><text:span text:style-name="T11">Example 5: async driver + async data access with callbacks</text:span></text:p>
              </text:list-item>
              <text:list-item>
                <text:p text:style-name="P8"><text:span text:style-name="T11">Example 6: async driver + async data access with callbacks and CompletableFuture</text:span></text:p>
              </text:list-item>
              <text:list-item>
                <text:p text:style-name="P10"><text:span text:style-name="T11">Mongo RxJava and Reactive Streams drivers</text:span></text:p>
              </text:list-item>
              <text:list-item>
                <text:p text:style-name="P8"><text:span text:style-name="T11">Example 7: async RxJava driver + async data access with Observables</text:span></text:p>
              </text:list-item>
              <text:list-item>
                <text:p text:style-name="P8"><text:span text:style-name="T11">Example 8: async Reactive Streams driver + async data access with Observables</text:span></text:p>
              </text:list-item>
              <text:list-item>
                <text:p text:style-name="P8"><text:span text:style-name="T11">Example 9: async RxJava driver + conversion of Observable to Publisher + RxJava application code</text:span></text:p>
              </text:list-item>
              <text:list-item>
                <text:p text:style-name="P8"><text:span text:style-name="T11">Example 10: async RxJava driver + conversion of Observable to Publisher + Akka Streams application code</text:span></text:p>
              </text:list-item>
              <text:list-item>
                <text:p text:style-name="P8"><text:span text:style-name="T11">Example 11: async RxJava driver + conversion of Observable to Akka Stream Source</text:span></text:p>
              </text:list-item>
              <text:list-item>
                <text:p text:style-name="P10"><text:span text:style-name="T11">Q &amp; A</text:span></text:p>
              </text:list-item>
            </text:list>
          </draw:text-box>
        </draw:frame>
        <presentation:notes draw:style-name="dp2">
          <draw:page-thumbnail draw:style-name="gr1" draw:layer="layout" svg:width="14.848cm" svg:height="11.136cm" svg:x="3.075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1/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2">final</text:span><text:span text:style-name="T13"> is the default</text:span><text:span text:style-name="T14">.</text:span></text:p>
            <text:p text:style-name="P12"><text:span text:style-name="T15"/></text:p>
            <text:p text:style-name="P6"><text:span text:style-name="T16">final</text:span> makes your variables „invariable“, i.e. immutable. What is immutable is also thread-safe.</text:p>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Make your Domain Objects immutable (with </text:span><text:span text:style-name="T12">final</text:span><text:span text:style-name="T14">).</text:span></text:p>
            <text:p text:style-name="P12"><text:span text:style-name="T15"/></text:p>
            <text:p text:style-name="P13">If all properties are <text:span text:style-name="T16">final</text:span>, you can make them public. You don‘t need getters and setters.</text:p>
          </draw:text-box>
        </draw:fram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2/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6"><text:span text:style-name="T17">public class </text:span><text:span text:style-name="T18">User {</text:span><text:span text:style-name="T18"><text:line-break/></text:span><text:span text:style-name="T18"><text:line-break/></text:span><text:span text:style-name="T18"> <text:s text:c="3"/></text:span><text:span text:style-name="T17">public </text:span><text:span text:style-name="T19">final</text:span><text:span text:style-name="T17"> </text:span><text:span text:style-name="T18">String </text:span><text:span text:style-name="T20">name</text:span><text:span text:style-name="T18">;</text:span><text:span text:style-name="T18"><text:line-break/></text:span><text:span text:style-name="T18"> <text:s text:c="3"/></text:span><text:span text:style-name="T17">public </text:span><text:span text:style-name="T19">final</text:span><text:span text:style-name="T17"> </text:span><text:span text:style-name="T18">String </text:span><text:span text:style-name="T20">password</text:span><text:span text:style-name="T18">;</text:span><text:span text:style-name="T18"><text:line-break/></text:span><text:span text:style-name="T18"><text:line-break/></text:span><text:span text:style-name="T18"> <text:s text:c="3"/></text:span><text:span text:style-name="T17">public </text:span><text:span text:style-name="T18">User(</text:span><text:span text:style-name="T17">final </text:span><text:span text:style-name="T18">String name, </text:span><text:span text:style-name="T17">final </text:span><text:span text:style-name="T18">String password) {</text:span><text:span text:style-name="T18"><text:line-break/></text:span><text:span text:style-name="T18"> <text:s text:c="7"/></text:span><text:span text:style-name="T17">this</text:span><text:span text:style-name="T18">.</text:span><text:span text:style-name="T20">name </text:span><text:span text:style-name="T18">= name;</text:span><text:span text:style-name="T18"><text:line-break/></text:span><text:span text:style-name="T18"> <text:s text:c="7"/></text:span><text:span text:style-name="T17">this</text:span><text:span text:style-name="T18">.</text:span><text:span text:style-name="T20">password </text:span><text:span text:style-name="T18">= password;</text:span><text:span text:style-name="T18"><text:line-break/></text:span><text:span text:style-name="T18"> <text:s text:c="3"/>}</text:span><text:span text:style-name="T18"><text:line-break/></text:span><text:span text:style-name="T18">}</text:span></text:p>
            <text:p text:style-name="P14"><text:span text:style-name="T21">public class </text:span><text:span text:style-name="T22">Order {</text:span><text:span text:style-name="T22"><text:line-break/></text:span><text:span text:style-name="T23"><text:line-break/></text:span><text:span text:style-name="T23"> <text:s text:c="3"/></text:span><text:span text:style-name="T17">public </text:span><text:span text:style-name="T19">final</text:span><text:span text:style-name="T17"> int </text:span><text:span text:style-name="T20">id</text:span><text:span text:style-name="T23">;</text:span><text:span text:style-name="T23"><text:line-break/></text:span><text:span text:style-name="T23"> <text:s text:c="3"/></text:span><text:span text:style-name="T17">public </text:span><text:span text:style-name="T19">final</text:span><text:span text:style-name="T17"> </text:span><text:span text:style-name="T23">String </text:span><text:span text:style-name="T20">username</text:span><text:span text:style-name="T23">;</text:span><text:span text:style-name="T23"><text:line-break/></text:span><text:span text:style-name="T23"> <text:s text:c="3"/></text:span><text:span text:style-name="T17">public </text:span><text:span text:style-name="T19">final</text:span><text:span text:style-name="T17"> int </text:span><text:span text:style-name="T20">amount</text:span><text:span text:style-name="T23">;</text:span><text:span text:style-name="T23"><text:line-break/></text:span><text:span text:style-name="T23"><text:line-break/></text:span><text:span text:style-name="T23"> <text:s text:c="3"/></text:span><text:span text:style-name="T17">public </text:span><text:span text:style-name="T23">Order(</text:span><text:span text:style-name="T17">final int </text:span><text:span text:style-name="T23">id, </text:span><text:span text:style-name="T17">final </text:span><text:span text:style-name="T23">String username, </text:span><text:span text:style-name="T17">final int </text:span><text:span text:style-name="T23">amount) {</text:span><text:span text:style-name="T23"><text:line-break/></text:span><text:span text:style-name="T23"> <text:s text:c="7"/></text:span><text:span text:style-name="T17">this</text:span><text:span text:style-name="T23">.</text:span><text:span text:style-name="T20">id </text:span><text:span text:style-name="T23">= id;</text:span><text:span text:style-name="T23"><text:line-break/></text:span><text:span text:style-name="T23"> <text:s text:c="7"/></text:span><text:span text:style-name="T17">this</text:span><text:span text:style-name="T23">.</text:span><text:span text:style-name="T20">username </text:span><text:span text:style-name="T23">= username;</text:span><text:span text:style-name="T23"><text:line-break/></text:span><text:span text:style-name="T23"> <text:s text:c="7"/></text:span><text:span text:style-name="T17">this</text:span><text:span text:style-name="T23">.</text:span><text:span text:style-name="T20">amount </text:span><text:span text:style-name="T24">= amount;</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1"><text:span text:style-name="T14">Use </text:span><text:span text:style-name="T25">java.util.Optional</text:span><text:span text:style-name="T14"> instead of </text:span><text:span text:style-name="T12">null</text:span><text:span text:style-name="T14">.</text:span></text:p>
            <text:p text:style-name="P12"><text:span text:style-name="T15"/></text:p>
            <text:p text:style-name="P13"><text:span text:style-name="T26">An </text:span><text:span text:style-name="T27">Optional</text:span> is just a typed container which contains either nothing or a something of a certain type.</text:p>
            <text:p text:style-name="P13"><text:span text:style-name="T27">Optional</text:span> can shield you from many NPEs.</text:p>
          </draw:text-box>
        </draw:frame>
        <presentation:notes draw:style-name="dp2">
          <draw:page-thumbnail draw:style-name="gr1" draw:layer="layout" svg:width="14.848cm" svg:height="11.136cm" svg:x="3.075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Note no. 3/3</text:p>
          </draw:text-box>
        </draw:frame>
        <draw:frame presentation:style-name="pr6" draw:text-style-name="P5" draw:layer="layout" svg:width="25.199cm" svg:height="14.986cm" svg:x="1.4cm" svg:y="5.014cm" presentation:class="outline" presentation:user-transformed="true">
          <draw:text-box>
            <text:p text:style-name="P6"><text:span text:style-name="T17"/></text:p>
            <text:p text:style-name="P14"><text:span text:style-name="T28">Optional&lt;User&gt; findUserByName(</text:span><text:span text:style-name="T21">final </text:span><text:span text:style-name="T22">String name) {</text:span><text:span text:style-name="T22"><text:line-break/></text:span><text:span text:style-name="T22"> <text:s text:c="3"/></text:span><text:span text:style-name="T21">final </text:span><text:span text:style-name="T22">Document doc = </text:span><text:span text:style-name="T29">usersCollection</text:span><text:span text:style-name="T29"><text:line-break/></text:span><text:span text:style-name="T29"> <text:s text:c="11"/></text:span><text:span text:style-name="T22">.find(</text:span><text:span text:style-name="T30">eq</text:span><text:span text:style-name="T22">(</text:span><text:span text:style-name="T31">"_id"</text:span><text:span text:style-name="T22">, name)).first();</text:span><text:span text:style-name="T22"><text:line-break/></text:span><text:span text:style-name="T22"> <text:s text:c="3"/></text:span><text:span text:style-name="T32">// either: return doc == null ?</text:span><text:span text:style-name="T32"><text:line-break/></text:span><text:span text:style-name="T32"> <text:s text:c="3"/>// <text:s text:c="13"/>Optional.empty() : Optional.of(new User(doc)); ... or better</text:span><text:span text:style-name="T32"><text:line-break/></text:span><text:span text:style-name="T32"> <text:s text:c="3"/></text:span><text:span text:style-name="T21">return </text:span><text:span text:style-name="T22">Optional.</text:span><text:span text:style-name="T30">ofNullable</text:span><text:span text:style-name="T23">(doc).map(User::</text:span><text:span text:style-name="T17">new</text:span><text:span text:style-name="T24">);</text:span><text:span text:style-name="T24"><text:line-break/></text:span><text:span text:style-name="T24">}</text:span><text:span text:style-name="T24"><text:line-break/></text:span><text:span text:style-name="T24"/></text:p>
            <text:p text:style-name="P15"><text:span text:style-name="T24">. . .</text:span><text:span text:style-name="T24"><text:line-break/></text:span><text:span text:style-name="T24"/></text:p>
            <text:p text:style-name="P15"><text:span text:style-name="T17">if </text:span><text:span text:style-name="T24">(!optUser.isPresent()) { <text:s text:c="4"/></text:span><text:span text:style-name="T33">// replaces: <text:s text:c="3"/>if (user != null) {</text:span><text:span text:style-name="T22"><text:line-break/></text:span><text:span text:style-name="T24"> <text:s text:c="3"/></text:span><text:span text:style-name="T33">// user found</text:span><text:span text:style-name="T22"><text:line-break/></text:span><text:span text:style-name="T22"><text:tab/></text:span><text:span text:style-name="T24">User user = optUser.get();</text:span><text:span text:style-name="T22"><text:line-break/></text:span><text:span text:style-name="T22"><text:tab/></text:span><text:span text:style-name="T24">. . .</text:span><text:span text:style-name="T22"><text:line-break/></text:span><text:span text:style-name="T22">} else</text:span><text:span text:style-name="T24"> {</text:span><text:span text:style-name="T22"><text:line-break/></text:span><text:span text:style-name="T24"> <text:s text:c="3"/></text:span><text:span text:style-name="T33">// user not found</text:span><text:span text:style-name="T22"><text:line-break/></text:span><text:span text:style-name="T22"><text:tab/></text:span><text:span text:style-name="T24">. . .</text:span><text:span text:style-name="T22"><text:line-break/></text:span><text:span text:style-name="T24">}</text:span><text:span text:style-name="T22"><text:line-break/></text:span><text:span text:style-name="T22"/></text:p>
          </draw:text-box>
        </draw:frame>
        <presentation:notes draw:style-name="dp2">
          <draw:page-thumbnail draw:style-name="gr1" draw:layer="layout" svg:width="14.848cm" svg:height="11.136cm" svg:x="3.075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 look at synchronous code</text:p>
          </draw:text-box>
        </draw:frame>
        <draw:frame presentation:style-name="pr6" draw:text-style-name="P5" draw:layer="layout" svg:width="25.199cm" svg:height="12.179cm" svg:x="1.4cm" svg:y="5.014cm" presentation:class="outline" presentation:user-transformed="true">
          <draw:text-box>
            <text:p text:style-name="P4"><text:span text:style-name="T11"/></text:p>
            <text:p text:style-name="P14"><text:span text:style-name="T15"><text:s text:c="4"/></text:span><text:span text:style-name="T15">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p>
            <text:list text:style-name="L2">
              <text:list-item>
                <text:p text:style-name="P6"><text:span text:style-name="T36">Synchronous</text:span>: The main thread is blocked until IO completes. This is not acceptable for a server.</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presentation:style-name="pr7" draw:layer="layout" svg:width="25.199cm" svg:height="3.506cm" svg:x="2.218cm" svg:y="0.837cm" presentation:class="title" presentation:user-transformed="true">
          <draw:text-box>
            <text:p>Asynchronous Code</text:p>
          </draw:text-box>
        </draw:frame>
        <draw:frame presentation:style-name="pr6" draw:text-style-name="P5" draw:layer="layout" svg:width="24.8cm" svg:height="13.086cm" svg:x="2.2cm" svg:y="5.914cm" presentation:class="outline" presentation:user-transformed="true">
          <draw:text-box>
            <text:p text:style-name="P6"><text:span text:style-name="T15">Runnable r = () -&gt; {</text:span><text:span text:style-name="T15"><text:line-break/></text:span><text:span text:style-name="T15"> <text:s text:c="3"/>List&lt;String&gt; simpsons = blockingIOGetDataFromDB();</text:span><text:span text:style-name="T15"><text:line-break/></text:span><text:span text:style-name="T15"> <text:s text:c="3"/>simpsons.forEach(simpson -&gt; System.</text:span><text:span text:style-name="T34">out</text:span><text:span text:style-name="T35">.println(simpson));</text:span><text:span text:style-name="T35"><text:line-break/></text:span><text:span text:style-name="T35">};</text:span><text:span text:style-name="T35"><text:line-break/></text:span><text:span text:style-name="T35"><text:line-break/></text:span><text:span text:style-name="T37">new </text:span><text:span text:style-name="T38">Thread(r).start();</text:span><text:span text:style-name="T38"><text:line-break/></text:span><text:span text:style-name="T38"/></text:p>
            <text:list text:style-name="L2">
              <text:list-item>
                <text:p text:style-name="P6"><text:span text:style-name="T36">Asynchronous</text:span>: The main thread does not wait for the background thread. But the background thread is blocked until IO completes. This is the approach of traditional application servers, which spawn one thread per request. But this approach can be a great waste of thread resources. It doesn‘t scale.</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Callbacks</text:p>
          </draw:text-box>
        </draw:frame>
        <draw:frame presentation:style-name="pr6" draw:layer="layout" svg:width="25.199cm" svg:height="12.179cm" svg:x="1.4cm" svg:y="4.914cm" presentation:class="outline" presentation:user-transformed="true">
          <draw:text-box>
            <text:p/>
            <text:p text:style-name="P14"><text:span text:style-name="T15">SingleResultCallback&lt;List&lt;String&gt;&gt; callback = (simpsons, t) -&gt; {</text:span><text:span text:style-name="T15"><text:line-break/></text:span><text:span text:style-name="T15"> <text:s text:c="3"/></text:span><text:span text:style-name="T39">if </text:span><text:span text:style-name="T40">(t != </text:span><text:span text:style-name="T39">null</text:span><text:span text:style-name="T40">) {</text:span><text:span text:style-name="T40"><text:line-break/></text:span><text:span text:style-name="T40"> <text:s text:c="7"/>t.printStackTrace();</text:span><text:span text:style-name="T40"><text:line-break/></text:span><text:span text:style-name="T40"> <text:s text:c="3"/>} </text:span><text:span text:style-name="T39">else </text:span><text:span text:style-name="T40">{</text:span><text:span text:style-name="T40"><text:line-break/></text:span><text:span text:style-name="T40"> <text:s text:c="7"/>simpsons.forEach(simpson -&gt; System.</text:span><text:span text:style-name="T34">out</text:span><text:span text:style-name="T38">.println(simpson));</text:span><text:span text:style-name="T38"><text:line-break/></text:span><text:span text:style-name="T38"> <text:s text:c="3"/>}</text:span><text:span text:style-name="T38"><text:line-break/></text:span><text:span text:style-name="T38">};</text:span><text:span text:style-name="T38"><text:line-break/></text:span><text:span text:style-name="T38"><text:line-break/></text:span><text:span text:style-name="T38">nonblockingIOWithCallbacks_GetDataFromDB(callback);</text:span></text:p>
            <text:list text:style-name="L2">
              <text:list-item>
                <text:p text:style-name="P13"><text:span text:style-name="T36">Callbacks</text:span>: do not block on I/O, but can bring you to the “Callback Hell“.<text:span text:style-name="T38"><text:line-break/></text:span><text:span text:style-name="T38"/></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Reactive Code with Streams</text:p>
          </draw:text-box>
        </draw:frame>
        <draw:frame presentation:style-name="pr6" draw:layer="layout" svg:width="25.199cm" svg:height="13.886cm" svg:x="1.5cm" svg:y="5.514cm" presentation:class="outline" presentation:user-transformed="true">
          <draw:text-box>
            <text:p><text:span text:style-name="T15">Observable&lt;String&gt; obsSimpsons = nonblockingIOWithStreams_GetDataFromDB();</text:span><text:span text:style-name="T15"><text:line-break/></text:span><text:span text:style-name="T15"><text:line-break/></text:span><text:span text:style-name="T15">obsSimpsons</text:span><text:span text:style-name="T40"><text:line-break/></text:span><text:span text:style-name="T40"><text:tab/></text:span><text:span text:style-name="T40">.filter(. . .)</text:span><text:span text:style-name="T40"><text:line-break/></text:span><text:span text:style-name="T40"><text:tab/></text:span><text:span text:style-name="T40">.map(. . .)</text:span><text:span text:style-name="T40"><text:line-break/></text:span><text:span text:style-name="T40"><text:tab/></text:span><text:span text:style-name="T40">.flatMap(. . .)</text:span><text:span text:style-name="T40"><text:line-break/></text:span><text:span text:style-name="T40"><text:tab/></text:span><text:span text:style-name="T40">.subscribe(</text:span><text:span text:style-name="T39">new </text:span><text:span text:style-name="T40">Observer&lt;String&gt;() {</text:span><text:span text:style-name="T40"><text:line-break/></text:span><text:span text:style-name="T40"><text:tab/></text:span><text:span text:style-name="T41"> <text:s text:c="3"/></text:span><text:span text:style-name="T39">public void </text:span><text:span text:style-name="T40">onNext(String simpson) {</text:span><text:span text:style-name="T40"><text:line-break/></text:span><text:span text:style-name="T40"> <text:s text:c="3"/></text:span><text:span text:style-name="T40"><text:tab/></text:span><text:span text:style-name="T40"> <text:s text:c="3"/>System.</text:span><text:span text:style-name="T34">out</text:span><text:span text:style-name="T38">.println(simpson);</text:span><text:span text:style-name="T38"><text:line-break/></text:span><text:span text:style-name="T38"> <text:s text:c="3"/></text:span><text:span text:style-name="T38"><text:tab/></text:span><text:span text:style-name="T38">}</text:span><text:span text:style-name="T38"><text:line-break/></text:span><text:span text:style-name="T40"><text:tab/></text:span><text:span text:style-name="T41"> <text:s text:c="3"/></text:span><text:span text:style-name="T39">public void </text:span><text:span text:style-name="T40">onCompleted() {</text:span><text:span text:style-name="T40"><text:line-break/></text:span><text:span text:style-name="T40"> <text:s text:c="3"/></text:span><text:span text:style-name="T40"><text:tab/></text:span><text:span text:style-name="T40"> <text:s text:c="3"/>System.</text:span><text:span text:style-name="T34">out</text:span><text:span text:style-name="T40">.println(</text:span><text:span text:style-name="T42">"----- DONE –----"</text:span><text:span text:style-name="T40">);</text:span><text:span text:style-name="T40"><text:line-break/></text:span><text:span text:style-name="T40"> <text:s text:c="3"/></text:span><text:span text:style-name="T40"><text:tab/></text:span><text:span text:style-name="T40">}</text:span><text:span text:style-name="T40"><text:line-break/></text:span><text:span text:style-name="T40"><text:tab/></text:span><text:span text:style-name="T41"> <text:s text:c="3"/></text:span><text:span text:style-name="T39">public void </text:span><text:span text:style-name="T40">onError(Throwable t) {</text:span><text:span text:style-name="T40"><text:line-break/></text:span><text:span text:style-name="T40"> <text:s text:c="3"/></text:span><text:span text:style-name="T40"><text:tab/></text:span><text:span text:style-name="T40"> <text:s text:c="3"/>t.printStackTrace();</text:span><text:span text:style-name="T40"><text:line-break/></text:span><text:span text:style-name="T40"> <text:s text:c="3"/></text:span><text:span text:style-name="T40"><text:tab/></text:span><text:span text:style-name="T40">}</text:span><text:span text:style-name="T40"><text:line-break/></text:span><text:span text:style-name="T38">});</text:span></text:p>
            <text:list text:style-name="L2">
              <text:list-item>
                <text:p text:style-name="P16"><text:span text:style-name="T36">Streams</text:span><text:span text:style-name="T43"> (here with RxJava)</text:span>: provide the most convenient reactive solution strategy</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Database Collections</text:p>
          </draw:text-box>
        </draw:frame>
        <draw:frame presentation:style-name="pr6" draw:layer="layout" svg:width="25.199cm" svg:height="13.886cm" svg:x="1.5cm" svg:y="5.514cm" presentation:class="outline" presentation:user-transformed="true">
          <draw:text-box>
            <text:p text:style-name="P17"><text:span text:style-name="T40">&gt; use shop</text:span></text:p>
            <text:p text:style-name="P17"><text:span text:style-name="T40">switched to db shop</text:span></text:p>
            <text:p text:style-name="P17"><text:span text:style-name="T40">&gt; db.users.find()</text:span></text:p>
            <text:p text:style-name="P17"><text:span text:style-name="T40">{ "_id" : "homer", "password" : "password" }</text:span></text:p>
            <text:p text:style-name="P17"><text:span text:style-name="T40">{ "_id" : "marge", "password" : "password" }</text:span></text:p>
            <text:p text:style-name="P17"><text:span text:style-name="T40">{ "_id" : "bart", "password" : "password" }</text:span></text:p>
            <text:p text:style-name="P17"><text:span text:style-name="T40">{ "_id" : "lisa", "password" : "password" }</text:span></text:p>
            <text:p text:style-name="P17"><text:span text:style-name="T40">{ "_id" : "maggie", "password" : "password" }</text:span></text:p>
            <text:p text:style-name="P17"><text:span text:style-name="T40">&gt; db.orders.find()</text:span></text:p>
            <text:p text:style-name="P17"><text:span text:style-name="T40">{ "_id" : 1, "username" : "marge", "amount" : 71125 }</text:span></text:p>
            <text:p text:style-name="P17"><text:span text:style-name="T40">{ "_id" : 2, "username" : "marge", "amount" : 11528 }</text:span></text:p>
            <text:p text:style-name="P17"><text:span text:style-name="T40">{ "_id" : 13, "username" : "lisa", "amount" : 24440 }</text:span></text:p>
            <text:p text:style-name="P17"><text:span text:style-name="T40">{ "_id" : 14, "username" : "lisa", "amount" : 13532 }</text:span></text:p>
            <text:p text:style-name="P17"><text:span text:style-name="T40">{ "_id" : 19, "username" : "maggie", "amount" : 65818 }</text:span></text:p>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text:p>
          </draw:text-box>
        </draw:frame>
        <draw:frame presentation:style-name="pr6" draw:layer="layout" svg:width="25.199cm" svg:height="13.886cm" svg:x="1.5cm" svg:y="5.514cm" presentation:class="outline" presentation:user-transformed="true">
          <draw:text-box>
            <text:p>A user can generate the eCommerce statistice only from his own orders. Therefore she must first log in.</text:p>
            <text:p>The Login queries the user by her username and checks the password throwing an exception if the user with that name does not exist or if the password is incorrect.</text:p>
            <text:p>Having logged in she queries her orders from the DB. Then the eCommerce statistics is computed from all the users orders and printed on the screen.</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he Example Use Case Impl</text:p>
          </draw:text-box>
        </draw:frame>
        <draw:frame presentation:style-name="pr6" draw:text-style-name="P19" draw:layer="layout" svg:width="25.199cm" svg:height="13.886cm" svg:x="1.5cm" svg:y="5.514cm" presentation:class="outline" presentation:user-transformed="true">
          <draw:text-box>
            <text:p text:style-name="P18"><text:span text:style-name="T21">private </text:span><text:span text:style-name="T22">String logIn(</text:span><text:span text:style-name="T21">final </text:span><text:span text:style-name="T22">Credentials credentials) {</text:span><text:span text:style-name="T22"><text:line-break/></text:span><text:span text:style-name="T22"> <text:s text:c="3"/></text:span><text:span text:style-name="T21">final </text:span><text:span text:style-name="T22">Optional&lt;User&gt; optUser = </text:span><text:span text:style-name="T29">dao</text:span><text:span text:style-name="T22">.findUserByName(credentials.</text:span><text:span text:style-name="T29">username</text:span><text:span text:style-name="T22">);</text:span><text:span text:style-name="T22"><text:line-break/></text:span><text:span text:style-name="T22"> <text:s text:c="3"/></text:span><text:span text:style-name="T21">final </text:span><text:span text:style-name="T22">User user = </text:span><text:span text:style-name="T30">checkUserLoggedIn</text:span><text:span text:style-name="T22">(optUser, credentials);</text:span><text:span text:style-name="T22"><text:line-break/></text:span><text:span text:style-name="T22"> <text:s text:c="3"/></text:span><text:span text:style-name="T21">return </text:span><text:span text:style-name="T22">user.</text:span><text:span text:style-name="T29">name</text:span><text:span text:style-name="T22">;</text:span><text:span text:style-name="T22"><text:line-break/></text:span><text:span text:style-name="T22">}</text:span><text:span text:style-name="T22"><text:line-break/></text:span><text:span text:style-name="T22"><text:line-break/></text:span><text:span text:style-name="T21">private </text:span><text:span text:style-name="T22">Result processOrdersOf(</text:span><text:span text:style-name="T21">final </text:span><text:span text:style-name="T22">String username) {</text:span><text:span text:style-name="T22"><text:line-break/></text:span><text:span text:style-name="T22"> <text:s text:c="3"/></text:span><text:span text:style-name="T21">final </text:span><text:span text:style-name="T22">List&lt;Order&gt; orders = </text:span><text:span text:style-name="T29">dao</text:span><text:span text:style-name="T22">.findOrdersByUsername(username);</text:span><text:span text:style-name="T22"><text:line-break/></text:span><text:span text:style-name="T22"> <text:s text:c="3"/></text:span><text:span text:style-name="T21">return new </text:span><text:span text:style-name="T22">Result(username, orders);</text:span><text:span text:style-name="T22"><text:line-break/></text:span><text:span text:style-name="T22">}</text:span><text:span text:style-name="T22"><text:line-break/></text:span><text:span text:style-name="T22"><text:line-break/></text:span><text:span text:style-name="T21">private void </text:span><text:span text:style-name="T22">eCommerceStatistics(</text:span><text:span text:style-name="T21">final </text:span><text:span text:style-name="T22">Credentials credentials) {</text:span><text:span text:style-name="T22"><text:line-break/></text:span><text:span text:style-name="T22"><text:line-break/></text:span><text:span text:style-name="T22"> <text:s text:c="3"/></text:span><text:span text:style-name="T21">try </text:span><text:span text:style-name="T22">{</text:span><text:span text:style-name="T22"><text:line-break/></text:span><text:span text:style-name="T22"> <text:s text:c="7"/></text:span><text:span text:style-name="T21">final </text:span><text:span text:style-name="T22">String username = logIn(credentials);</text:span><text:span text:style-name="T22"><text:line-break/></text:span><text:span text:style-name="T22"> <text:s text:c="7"/></text:span><text:span text:style-name="T21">final </text:span><text:span text:style-name="T22">Result result = processOrdersOf(username);</text:span><text:span text:style-name="T22"><text:line-break/></text:span><text:span text:style-name="T22"> <text:s text:c="7"/>result.display();</text:span><text:span text:style-name="T22"><text:line-break/></text:span><text:span text:style-name="T22"> <text:s text:c="3"/>} </text:span><text:span text:style-name="T21">catch </text:span><text:span text:style-name="T22">(Exception e) {</text:span><text:span text:style-name="T22"><text:line-break/></text:span><text:span text:style-name="T22"> <text:s text:c="7"/>System.</text:span><text:span text:style-name="T44">err</text:span><text:span text:style-name="T24">.println(e.toString());</text:span><text:span text:style-name="T24"><text:line-break/></text:span><text:span text:style-name="T24"> <text:s text:c="3"/>}</text:span><text:span text:style-name="T24"><text:line-break/></text:span><text:span text:style-name="T24">}</text:span><text:span text:style-name="T24"><text:line-break/></text:span><text:span text:style-name="T24"/></text:p>
          </draw:text-box>
        </draw:frame>
        <presentation:notes draw:style-name="dp2">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Synchronous MongoDB Driver</text:span></text:p>
          </draw:text-box>
        </draw:frame>
        <draw:frame presentation:style-name="pr6" draw:layer="layout" svg:width="25.199cm" svg:height="14.986cm" svg:x="1.4cm" svg:y="5.414cm" presentation:class="outline" presentation:user-transformed="true">
          <draw:text-box>
            <text:list text:style-name="L2">
              <text:list-item>
                <text:p>“The MongoDB Driver is the updated synchronous Java driver that includes the legacy API as well as a new generic MongoCollection interface that complies with a new cross-driver CRUD specification.“ (quote from the doc)</text:p>
              </text:list-item>
              <text:list-item>
                <text:p>See:</text:p>
              </text:list-item>
            </text:list>
            <text:p text:style-name="P13"><text:span text:style-name="T45">https://mongodb.github.io/mongo-java-driver/3.2/</text:span></text:p>
            <text:list text:continue-numbering="true" text:style-name="L2">
              <text:list-item>
                <text:p>SBT:</text:p>
              </text:list-item>
            </text:list>
            <text:p text:style-name="P13"><text:span text:style-name="T46">libraryDependencies </text:span><text:span text:style-name="T47">+= </text:span><text:span text:style-name="T48">"org.mongodb" </text:span><text:span text:style-name="T38">% </text:span><text:span text:style-name="T48">"mongodb-driver" </text:span><text:span text:style-name="T38">% </text:span><text:span text:style-name="T48">"3.2.2"</text:span><text:span text:style-name="T38"><text:line-break/></text:span><text:span text:style-name="T38">// or</text:span><text:span text:style-name="T38"><text:line-break/></text:span><text:span text:style-name="T46">libraryDependencies </text:span><text:span text:style-name="T38">+= </text:span><text:span text:style-name="T48">"org.mongodb" </text:span><text:span text:style-name="T38">% </text:span><text:span text:style-name="T48">"mongo-java-driver" </text:span><text:span text:style-name="T38">% </text:span><text:span text:style-name="T48">"3.2.2"</text:span></text:p>
            <text:p text:style-name="P13">Imports:</text:p>
            <text:p text:style-name="P14"><text:span text:style-name="T37">import </text:span><text:span text:style-name="T35">com.mongodb.MongoClient;</text:span><text:span text:style-name="T35"><text:line-break/></text:span><text:span text:style-name="T37">import </text:span><text:span text:style-name="T35">com.mongodb.client.MongoCollection;</text:span><text:span text:style-name="T35"><text:line-break/></text:span><text:span text:style-name="T37">import </text:span><text:span text:style-name="T38">com.mongodb.client.MongoDatabase;</text:span><text:span text:style-name="T38"><text:line-break/></text:span><text:span text:style-name="T38"/></text:p>
          </draw:text-box>
        </draw:frame>
        <presentation:notes draw:style-name="dp2">
          <draw:page-thumbnail draw:style-name="gr1" draw:layer="layout" svg:width="14.848cm" svg:height="11.136cm" svg:x="3.075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ample 1: Blocking Mongo driver + sync db access</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2" draw:text-style-name="P21" draw:layer="layout" svg:width="23.374cm" svg:height="11.771cm" svg:x="2.373cm" svg:y="5.77cm">
          <draw:text-box>
            <text:p text:style-name="P18"><text:span text:style-name="T49">class </text:span><text:span text:style-name="T50">DAO {</text:span><text:span text:style-name="T50"><text:line-break/></text:span><text:span text:style-name="T50"><text:line-break/></text:span><text:span text:style-name="T50"> <text:s text:c="3"/>Optional&lt;User&gt; findUserByName(</text:span><text:span text:style-name="T49">final </text:span><text:span text:style-name="T50">String name) {</text:span><text:span text:style-name="T50"><text:line-break/></text:span><text:span text:style-name="T50"> <text:s text:c="7"/></text:span><text:span text:style-name="T49">final </text:span><text:span text:style-name="T50">Document doc = </text:span><text:span text:style-name="T51">usersCollection</text:span><text:span text:style-name="T51"><text:line-break/></text:span><text:span text:style-name="T51"> <text:s text:c="15"/></text:span><text:span text:style-name="T50">.find(</text:span><text:span text:style-name="T52">eq</text:span><text:span text:style-name="T50">(</text:span><text:span text:style-name="T53">"_id"</text:span><text:span text:style-name="T50">, name))</text:span></text:p>
            <text:p><text:span text:style-name="T51"><text:s text:c="16"/></text:span><text:span text:style-name="T50">.first();</text:span><text:span text:style-name="T50"><text:line-break/></text:span><text:span text:style-name="T50"> <text:s text:c="7"/></text:span><text:span text:style-name="T49">return </text:span><text:span text:style-name="T54">Optional.</text:span><text:span text:style-name="T55">ofNullable</text:span><text:span text:style-name="T56">(doc).map(User::</text:span><text:span text:style-name="T57">new</text:span><text:span text:style-name="T56">);</text:span><text:span text:style-name="T50"><text:line-break/></text:span><text:span text:style-name="T50"> <text:s text:c="3"/>}</text:span><text:span text:style-name="T50"><text:line-break/></text:span><text:span text:style-name="T50"><text:line-break/></text:span><text:span text:style-name="T50"> <text:s text:c="3"/>List&lt;Order&gt; findOrdersByUsername(</text:span><text:span text:style-name="T49">final </text:span><text:span text:style-name="T50">String username) {</text:span><text:span text:style-name="T50"><text:line-break/></text:span><text:span text:style-name="T50"> <text:s text:c="7"/></text:span><text:span text:style-name="T49">final </text:span><text:span text:style-name="T50">List&lt;Document&gt; docs = </text:span><text:span text:style-name="T51">ordersCollection</text:span><text:span text:style-name="T51"><text:line-break/></text:span><text:span text:style-name="T51"> <text:s text:c="15"/></text:span><text:span text:style-name="T50">.find(</text:span><text:span text:style-name="T52">eq</text:span><text:span text:style-name="T50">(</text:span><text:span text:style-name="T53">"username"</text:span><text:span text:style-name="T50">, username))</text:span><text:span text:style-name="T50"><text:line-break/></text:span><text:span text:style-name="T50"> <text:s text:c="15"/>.into(</text:span><text:span text:style-name="T49">new </text:span><text:span text:style-name="T50">ArrayList&lt;&gt;());</text:span><text:span text:style-name="T50"><text:line-break/></text:span><text:span text:style-name="T50"> <text:s text:c="7"/></text:span><text:span text:style-name="T49">return </text:span><text:span text:style-name="T50">docs.stream()</text:span><text:span text:style-name="T50"><text:line-break/></text:span><text:span text:style-name="T50"> <text:s text:c="15"/>.map(doc -&gt; </text:span><text:span text:style-name="T49">new </text:span><text:span text:style-name="T54">Order(doc))</text:span><text:span text:style-name="T54"><text:line-break/></text:span><text:span text:style-name="T54"> <text:s text:c="15"/>.collect(</text:span><text:span text:style-name="T55">toList</text:span><text:span text:style-name="T54">());</text:span><text:span text:style-name="T54"><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1: Blocking Mongo driver + sync db acces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sync Mongo driver.</text:p>
              </text:list-item>
              <text:list-item>
                <text:p>We use sync DB access code.</text:p>
              </text:list-item>
              <text:list-item>
                <text:p>A completely blocking solution.</text:p>
              </text:list-item>
            </text:list>
          </draw:text-box>
        </draw:frame>
        <presentation:notes draw:style-name="dp2">
          <draw:page-thumbnail draw:style-name="gr1"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2">Example 2: Blocking Mongo driver + async db access with Future (Java 5)</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3" draw:text-style-name="P21" draw:layer="layout" svg:width="23.374cm" svg:height="14.075cm" svg:x="2.373cm" svg:y="5.77cm">
          <draw:text-box>
            <text:p><text:span text:style-name="T49">class </text:span><text:span text:style-name="T50">DAO {</text:span><text:span text:style-name="T50"><text:line-break/></text:span><text:span text:style-name="T50"><text:line-break/></text:span><text:span text:style-name="T54"> <text:s text:c="3"/></text:span><text:span text:style-name="T60">Future</text:span><text:span text:style-name="T54">&lt;Optional&lt;User&gt;&gt; findUserByName(</text:span><text:span text:style-name="T49">final </text:span><text:span text:style-name="T54">String name) {</text:span><text:span text:style-name="T54"><text:line-break/></text:span><text:span text:style-name="T54"> <text:s text:c="7"/></text:span><text:span text:style-name="T49">return </text:span><text:span text:style-name="T61">executor</text:span><text:span text:style-name="T60">.submit</text:span><text:span text:style-name="T54">(() -&gt; {</text:span><text:span text:style-name="T54"><text:line-break/></text:span><text:span text:style-name="T54"> <text:s text:c="11"/></text:span><text:span text:style-name="T49">final </text:span><text:span text:style-name="T54">Document doc = </text:span><text:span text:style-name="T51">usersCollection</text:span><text:span text:style-name="T51"><text:line-break/></text:span><text:span text:style-name="T54"> <text:s text:c="3"/></text:span><text:span text:style-name="T51"><text:s text:c="16"/></text:span><text:span text:style-name="T54">.find(</text:span><text:span text:style-name="T55">eq</text:span><text:span text:style-name="T54">(</text:span><text:span text:style-name="T53">"_id"</text:span><text:span text:style-name="T54">, name))</text:span><text:span text:style-name="T54"><text:line-break/></text:span><text:span text:style-name="T54"> <text:s text:c="19"/>.first();</text:span><text:span text:style-name="T54"><text:line-break/></text:span><text:span text:style-name="T54"> <text:s text:c="11"/></text:span><text:span text:style-name="T49">return </text:span><text:span text:style-name="T54">Optional.</text:span><text:span text:style-name="T55">ofNullable</text:span><text:span text:style-name="T56">(doc).map(User::</text:span><text:span text:style-name="T57">new</text:span><text:span text:style-name="T56">);</text:span><text:span text:style-name="T54"><text:line-break/></text:span><text:span text:style-name="T54"> <text:s text:c="7"/>});</text:span><text:span text:style-name="T54"><text:line-break/></text:span><text:span text:style-name="T54"> <text:s text:c="3"/>}</text:span><text:span text:style-name="T54"><text:line-break/></text:span><text:span text:style-name="T54"><text:line-break/></text:span><text:span text:style-name="T54"> <text:s text:c="3"/></text:span><text:span text:style-name="T60">Future</text:span><text:span text:style-name="T54">&lt;List&lt;Order&gt;&gt; findOrdersByUsername(</text:span><text:span text:style-name="T49">final </text:span><text:span text:style-name="T54">String username) {</text:span><text:span text:style-name="T54"><text:line-break/></text:span><text:span text:style-name="T54"> <text:s text:c="7"/></text:span><text:span text:style-name="T49">return </text:span><text:span text:style-name="T61">executor</text:span><text:span text:style-name="T60">.submit</text:span><text:span text:style-name="T54">(() -&gt; {</text:span><text:span text:style-name="T54"><text:line-break/></text:span><text:span text:style-name="T54"> <text:s text:c="11"/></text:span><text:span text:style-name="T49">final </text:span><text:span text:style-name="T54">List&lt;Document&gt; docs = </text:span><text:span text:style-name="T51">ordersCollection</text:span><text:span text:style-name="T51"><text:line-break/></text:span><text:span text:style-name="T54"> <text:s text:c="3"/></text:span><text:span text:style-name="T51"><text:s text:c="16"/></text:span><text:span text:style-name="T54">.find(</text:span><text:span text:style-name="T55">eq</text:span><text:span text:style-name="T54">(</text:span><text:span text:style-name="T53">"username"</text:span><text:span text:style-name="T54">, username))</text:span><text:span text:style-name="T54"><text:line-break/></text:span><text:span text:style-name="T54"> <text:s text:c="19"/>.into(</text:span><text:span text:style-name="T49">new </text:span><text:span text:style-name="T54">ArrayList&lt;&gt;());</text:span><text:span text:style-name="T54"><text:line-break/></text:span><text:span text:style-name="T54"> <text:s text:c="11"/></text:span><text:span text:style-name="T49">return </text:span><text:span text:style-name="T54">docs.stream()</text:span><text:span text:style-name="T54"><text:line-break/></text:span><text:span text:style-name="T54"> <text:s text:c="19"/>.map(doc -&gt; </text:span><text:span text:style-name="T49">new </text:span><text:span text:style-name="T54">Order(doc))</text:span><text:span text:style-name="T54"><text:line-break/></text:span><text:span text:style-name="T54"> <text:s text:c="19"/>.collect(</text:span><text:span text:style-name="T55">toList</text:span><text:span text:style-name="T56">());</text:span><text:span text:style-name="T56"><text:line-break/></text:span><text:span text:style-name="T56"> <text:s text:c="7"/>});</text:span><text:span text:style-name="T56"><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2: Blocking Mongo driver + async db access with Future (Java 5)</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Future you must use the Future‘s <text:span text:style-name="T27">get()</text:span> or <text:span text:style-name="T27">get(timeout)</text:span> method.</text:p>
              </text:list-item>
              <text:list-item>
                <text:p><text:span text:style-name="T27">get()</text:span> blocks the invoker.</text:p>
              </text:list-item>
              <text:list-item>
                <text:p><text:span text:style-name="T27">get(timeout)</text:span> polls the Future but wastes resources. (busy wait)</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Standard"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text:span text:style-name="T62">Example 3: Blocking Mongo driver + async db access with CompletableFuture (Java 8)</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4" draw:text-style-name="P21" draw:layer="layout" svg:width="23.827cm" svg:height="14.651cm" svg:x="2.273cm" svg:y="5.7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Optional&lt;User&gt;&gt; findUserByName(</text:span><text:span text:style-name="T49">final </text:span><text:span text:style-name="T54">String name) {</text:span><text:span text:style-name="T54"><text:line-break/></text:span><text:span text:style-name="T54"> <text:s text:c="7"/></text:span><text:span text:style-name="T49">return </text:span><text:span text:style-name="T60">CompletableFuture.</text:span><text:span text:style-name="T63">supplyAsync</text:span><text:span text:style-name="T54">(() -&gt; {</text:span><text:span text:style-name="T54"><text:line-break/></text:span><text:span text:style-name="T54"> <text:s text:c="11"/>Document doc = </text:span><text:span text:style-name="T51">usersCollection</text:span><text:span text:style-name="T51"><text:line-break/></text:span><text:span text:style-name="T64"> <text:s text:c="3"/></text:span><text:span text:style-name="T51"><text:s text:c="16"/></text:span><text:span text:style-name="T54">.find(</text:span><text:span text:style-name="T55">eq</text:span><text:span text:style-name="T54">(</text:span><text:span text:style-name="T53">"_id"</text:span><text:span text:style-name="T54">, name))</text:span><text:span text:style-name="T54"><text:line-break/></text:span><text:span text:style-name="T54"> <text:s text:c="19"/>.first();</text:span><text:span text:style-name="T54"><text:line-break/></text:span><text:span text:style-name="T54"> <text:s text:c="11"/></text:span><text:span text:style-name="T49">return </text:span><text:span text:style-name="T54">Optional.</text:span><text:span text:style-name="T55">ofNullable</text:span><text:span text:style-name="T56">(doc).map(User::</text:span><text:span text:style-name="T57">new</text:span><text:span text:style-name="T56">);</text:span><text:span text:style-name="T54"><text:line-break/></text:span><text:span text:style-name="T54"> <text:s text:c="7"/>});</text:span><text:span text:style-name="T54"><text:line-break/></text:span><text:span text:style-name="T54"> <text:s text:c="3"/>}</text:span><text:span text:style-name="T54"><text:line-break/></text:span><text:span text:style-name="T54"><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7"/></text:span><text:span text:style-name="T49">return </text:span><text:span text:style-name="T60">CompletableFuture.</text:span><text:span text:style-name="T63">supplyAsync</text:span><text:span text:style-name="T54">(() -&gt; {</text:span><text:span text:style-name="T54"><text:line-break/></text:span><text:span text:style-name="T54"> <text:s text:c="11"/>List&lt;Document&gt; docs = </text:span><text:span text:style-name="T51">ordersCollection</text:span><text:span text:style-name="T51"><text:line-break/></text:span><text:span text:style-name="T64"> <text:s text:c="3"/></text:span><text:span text:style-name="T51"><text:s text:c="16"/></text:span><text:span text:style-name="T54">.find(</text:span><text:span text:style-name="T55">eq</text:span><text:span text:style-name="T54">(</text:span><text:span text:style-name="T53">"username"</text:span><text:span text:style-name="T54">, username))</text:span><text:span text:style-name="T54"><text:line-break/></text:span><text:span text:style-name="T54"> <text:s text:c="19"/>.into(</text:span><text:span text:style-name="T49">new </text:span><text:span text:style-name="T54">ArrayList&lt;&gt;());</text:span><text:span text:style-name="T54"><text:line-break/></text:span><text:span text:style-name="T54"> <text:s text:c="11"/></text:span><text:span text:style-name="T49">return </text:span><text:span text:style-name="T54">docs.stream()</text:span><text:span text:style-name="T54"><text:line-break/></text:span><text:span text:style-name="T54"> <text:s text:c="19"/>.map(doc -&gt; </text:span><text:span text:style-name="T49">new </text:span><text:span text:style-name="T54">Order(doc))</text:span><text:span text:style-name="T54"><text:line-break/></text:span><text:span text:style-name="T54"> <text:s text:c="19"/>.collect(</text:span><text:span text:style-name="T55">toList</text:span><text:span text:style-name="T56">());</text:span><text:span text:style-name="T56"><text:line-break/></text:span><text:span text:style-name="T56"> <text:s text:c="7"/>});</text:span><text:span text:style-name="T56"><text:line-break/></text:span><text:span text:style-name="T54"> <text:s text:c="3"/>}</text:span><text:span text:style-name="T54"><text:line-break/></text:span><text:span text:style-name="T54">}</text:span><text:span text:style-name="T58"><text:line-break/></text:span><text:span text:style-name="T58"/></text:p>
          </draw:text-box>
        </draw:frame>
        <presentation:notes draw:style-name="dp2">
          <draw:page-thumbnail draw:style-name="gr1"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2">Example 3: Blocking Mongo driver + async db access with CompletableFuture (Java 8)</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page27"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65">Example 4: Blocking Mongo driver + async db access with 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1" draw:layer="layout" svg:width="23.827cm" svg:height="15.53cm" svg:x="2.373cm" svg:y="5.4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60">future</text:span><text:span text:style-name="T54"> =</text:span></text:p>
            <text:p><text:span text:style-name="T54"><text:s text:c="45"/></text:span><text:span text:style-name="T49">new </text:span><text:span text:style-name="T54">CompletableFuture&lt;&gt;();</text:span><text:span text:style-name="T54"><text:line-break/></text:span><text:span text:style-name="T54"> <text:s text:c="7"/></text:span><text:span text:style-name="T49">final </text:span><text:span text:style-name="T54">Runnable runnable = () -&gt; {</text:span><text:span text:style-name="T54"><text:line-break/></text:span><text:span text:style-name="T54"> <text:s text:c="11"/></text:span><text:span text:style-name="T49">try </text:span><text:span text:style-name="T54">{</text:span><text:span text:style-name="T54"><text:line-break/></text:span><text:span text:style-name="T54"> <text:s text:c="15"/>List&lt;Document&gt; docs = </text:span><text:span text:style-name="T51">ordersCollection</text:span><text:span text:style-name="T54">.</text:span><text:span text:style-name="T54"><text:line-break/></text:span><text:span text:style-name="T54"> <text:s text:c="23"/>find(</text:span><text:span text:style-name="T55">eq</text:span><text:span text:style-name="T54">(</text:span><text:span text:style-name="T53">"username"</text:span><text:span text:style-name="T54">, username))</text:span><text:span text:style-name="T54"><text:line-break/></text:span><text:span text:style-name="T54"> <text:s text:c="23"/>.into(</text:span><text:span text:style-name="T49">new </text:span><text:span text:style-name="T54">ArrayList&lt;&gt;());</text:span><text:span text:style-name="T54"><text:line-break/></text:span><text:span text:style-name="T54"> <text:s text:c="15"/>List&lt;Order&gt; orders = docs.stream()</text:span><text:span text:style-name="T54"><text:line-break/></text:span><text:span text:style-name="T54"> <text:s text:c="23"/>.map(doc -&gt; </text:span><text:span text:style-name="T49">new </text:span><text:span text:style-name="T54">Order(doc))</text:span><text:span text:style-name="T54"><text:line-break/></text:span><text:span text:style-name="T54"> <text:s text:c="23"/>.collect(</text:span><text:span text:style-name="T55">toList</text:span><text:span text:style-name="T54">());</text:span><text:span text:style-name="T54"><text:line-break/></text:span><text:span text:style-name="T54"> <text:s text:c="15"/></text:span><text:span text:style-name="T60">future.</text:span><text:span text:style-name="T66">complete</text:span><text:span text:style-name="T60">(orders);</text:span><text:span text:style-name="T54"><text:line-break/></text:span><text:span text:style-name="T54"> <text:s text:c="11"/>} </text:span><text:span text:style-name="T49">catch </text:span><text:span text:style-name="T54">(Exception e) {</text:span><text:span text:style-name="T54"><text:line-break/></text:span><text:span text:style-name="T54"> <text:s text:c="15"/></text:span><text:span text:style-name="T60">future.</text:span><text:span text:style-name="T66">completeExceptionally</text:span><text:span text:style-name="T60">(e);</text:span><text:span text:style-name="T54"><text:line-break/></text:span><text:span text:style-name="T54"> <text:s text:c="11"/>}</text:span><text:span text:style-name="T54"><text:line-break/></text:span><text:span text:style-name="T54"> <text:s text:c="7"/>};</text:span><text:span text:style-name="T54"><text:line-break/></text:span><text:span text:style-name="T54"><text:line-break/></text:span><text:span text:style-name="T54"> <text:s text:c="7"/></text:span><text:span text:style-name="T61">executor</text:span><text:span text:style-name="T56">.execute(runnable);</text:span><text:span text:style-name="T56"><text:line-break/></text:span><text:span text:style-name="T56"><text:line-break/></text:span><text:span text:style-name="T56"> <text:s text:c="7"/></text:span><text:span text:style-name="T67">return </text:span><text:span text:style-name="T68">future;</text:span><text:span text:style-name="T56"><text:line-break/></text:span><text:span text:style-name="T56"> <text:s text:c="3"/>}</text:span><text:span text:style-name="T56"><text:line-break/></text:span><text:span text:style-name="T54">}</text:span></text:p>
          </draw:text-box>
        </draw:frame>
        <presentation:notes draw:style-name="dp2">
          <draw:page-thumbnail draw:style-name="gr1" draw:layer="layout" svg:width="14.848cm" svg:height="11.136cm" svg:x="3.075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5">Example 4: Blocking Mongo driver + async db access with 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still use the sync Mongo driver.</text:p>
              </text:list-item>
              <text:list-item>
                <text:p>To access and process the result of the <text:span text:style-name="T27">CompletableFuture</text:span> you can specify the processing action before the future completes using <text:span text:style-name="T27">thenApply()</text:span>, <text:span text:style-name="T27">thenCompose()</text:span> etc.</text:p>
              </text:list-item>
              <text:list-item>
                <text:p>No callbacks are necessary.</text:p>
              </text:list-item>
              <text:list-item>
                <text:p>The <text:span text:style-name="T27">CompletableFuture</text:span> is reactive but the Mongo driver is not.</text:p>
              </text:list-item>
            </text:list>
          </draw:text-box>
        </draw:frame>
        <presentation:notes draw:style-name="dp2">
          <draw:page-thumbnail draw:style-name="gr1" draw:layer="layout" svg:width="14.848cm" svg:height="11.136cm" svg:x="3.075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Asynchronous MongoDB Driver</text:span></text:p>
          </draw:text-box>
        </draw:frame>
        <draw:frame presentation:style-name="pr6" draw:layer="layout" svg:width="25.199cm" svg:height="15.086cm" svg:x="1.4cm" svg:y="5.414cm" presentation:class="outline" presentation:user-transformed="true">
          <draw:text-box>
            <text:list text:style-name="L2">
              <text:list-item>
                <text:p>“The new asynchronous API that can leverage either Netty or Java 7’s AsynchronousSocketChannel for fast and non-blocking IO.“ (quote from the doc)</text:p>
              </text:list-item>
              <text:list-item>
                <text:p>See:</text:p>
              </text:list-item>
            </text:list>
            <text:p text:style-name="P13"><text:span text:style-name="T45">https://mongodb.github.io/mongo-java-driver/3.2/driver-async/</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async" </text:span><text:span text:style-name="T38">% </text:span><text:span text:style-name="T48">"3.2.2"</text:span></text:p>
            <text:list text:continue-numbering="true" text:style-name="L2">
              <text:list-item>
                <text:p text:style-name="P16">Imports:</text:p>
              </text:list-item>
            </text:list>
            <text:p text:style-name="P14"><text:span text:style-name="T17">import </text:span><text:span text:style-name="T23">com.mongodb.async.SingleResultCallback;</text:span><text:span text:style-name="T23"><text:line-break/></text:span><text:span text:style-name="T17">import </text:span><text:span text:style-name="T23">com.mongodb.async.client.MongoClient;</text:span><text:span text:style-name="T23"><text:line-break/></text:span><text:span text:style-name="T17">import </text:span><text:span text:style-name="T23">com.mongodb.async.client.MongoClients;</text:span><text:span text:style-name="T23"><text:line-break/></text:span><text:span text:style-name="T17">import </text:span><text:span text:style-name="T23">com.mongodb.async.client.MongoCollection;</text:span><text:span text:style-name="T23"><text:line-break/></text:span><text:span text:style-name="T17">import </text:span><text:span text:style-name="T24">com.mongodb.async.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2">Example 5: Async Mongo driver + async db access with Callback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6" draw:text-style-name="P21" draw:layer="layout" svg:width="23.374cm" svg:height="13.23cm" svg:x="2.373cm" svg:y="5.77cm">
          <draw:text-box>
            <text:p><text:span text:style-name="T49">class </text:span><text:span text:style-name="T50">DAO {</text:span><text:span text:style-name="T50"><text:line-break/></text:span><text:span text:style-name="T50"><text:line-break/></text:span><text:span text:style-name="T54"> <text:s text:c="3"/></text:span><text:span text:style-name="T67">void</text:span><text:span text:style-name="T69"> </text:span><text:span text:style-name="T54">findOrdersByUsername(</text:span><text:span text:style-name="T49">final </text:span><text:span text:style-name="T54">String username,</text:span><text:span text:style-name="T54"><text:line-break/></text:span><text:span text:style-name="T54"> <text:s text:c="24"/></text:span><text:span text:style-name="T49">final </text:span><text:span text:style-name="T54">SingleResultCallback&lt;List&lt;Order&gt;&gt; </text:span><text:span text:style-name="T60">callback</text:span><text:span text:style-name="T54">) {</text:span><text:span text:style-name="T54"><text:line-break/></text:span><text:span text:style-name="T54"> <text:s text:c="7"/></text:span><text:span text:style-name="T51">ordersCollection</text:span><text:span text:style-name="T51"><text:line-break/></text:span><text:span text:style-name="T51"> <text:s text:c="15"/></text:span><text:span text:style-name="T54">.find(</text:span><text:span text:style-name="T55">eq</text:span><text:span text:style-name="T56">(</text:span><text:span text:style-name="T70">"username"</text:span><text:span text:style-name="T56">, username))</text:span><text:span text:style-name="T56"><text:line-break/></text:span><text:span text:style-name="T56"> <text:s text:c="15"/>.map(doc -&gt; </text:span><text:span text:style-name="T67">new </text:span><text:span text:style-name="T56">Order(doc))</text:span><text:span text:style-name="T56"><text:line-break/></text:span><text:span text:style-name="T56"> <text:s text:c="15"/>.into(</text:span><text:span text:style-name="T67">new </text:span><text:span text:style-name="T56">ArrayList&lt;&gt;(), </text:span><text:span text:style-name="T68">callback</text:span><text:span text:style-name="T56">);</text:span><text:span text:style-name="T56"><text:line-break/></text:span><text:span text:style-name="T56"> <text:s text:c="3"/>}</text:span><text:span text:style-name="T56"><text:line-break/></text:span><text:span text:style-name="T54">}</text:span><text:span text:style-name="T58"><text:line-break/></text:span><text:span text:style-name="T58"/></text:p>
            <text:p><text:span text:style-name="T58"><text:s text:c="4"/></text:span><text:span text:style-name="T58">. . .</text:span></text:p>
            <text:p><text:span text:style-name="T58"><text:s text:c="4"/></text:span><text:span text:style-name="T71">final </text:span><text:span text:style-name="T55">SingleResultCallback&lt;List&lt;Order&gt;&gt; </text:span><text:span text:style-name="T63">callback</text:span><text:span text:style-name="T55"> = (orders, t) -&gt; {</text:span></text:p>
            <text:p><text:span text:style-name="T55"><text:s text:c="8"/></text:span><text:span text:style-name="T72">if</text:span><text:span text:style-name="T55"> (t != </text:span><text:span text:style-name="T72">null</text:span><text:span text:style-name="T55">) {</text:span></text:p>
            <text:p><text:span text:style-name="T55"><text:s text:c="13"/></text:span><text:span text:style-name="T55">// handle exception</text:span></text:p>
            <text:p><text:span text:style-name="T55"><text:s text:c="8"/></text:span><text:span text:style-name="T55">} </text:span><text:span text:style-name="T72">else</text:span><text:span text:style-name="T55"> {</text:span></text:p>
            <text:p><text:span text:style-name="T55"><text:s text:c="13"/></text:span><text:span text:style-name="T55">// process orders</text:span></text:p>
            <text:p><text:span text:style-name="T55"><text:s text:c="8"/></text:span><text:span text:style-name="T55">}</text:span></text:p>
            <text:p><text:span text:style-name="T55"><text:s text:c="5"/></text:span><text:span text:style-name="T55">};</text:span></text:p>
            <text:p><text:span text:style-name="T55"/></text:p>
            <text:p><text:span text:style-name="T55"><text:s text:c="5"/></text:span><text:span text:style-name="T55">findOrdersByUsername(</text:span><text:span text:style-name="T70">"username"</text:span><text:span text:style-name="T56">, </text:span><text:span text:style-name="T68">callback</text:span><text:span text:style-name="T56">);</text:span></text:p>
            <text:p><text:span text:style-name="T55"/></text:p>
          </draw:text-box>
        </draw:frame>
        <presentation:notes draw:style-name="dp2">
          <draw:page-thumbnail draw:style-name="gr1" draw:layer="layout" svg:width="14.848cm" svg:height="11.136cm" svg:x="3.075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page3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5: Async Mongo driver + async db access with Callback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must be passed into the invocation of the Mongo driver.</text:p>
              </text:list-item>
              <text:list-item>
                <text:p>There is no blocking code neither in the driver nor in the application code.</text:p>
              </text:list-item>
              <text:list-item>
                <text:p>The solution is completely reactive.</text:p>
              </text:list-item>
              <text:list-item>
                <text:p>Callback based programming may easily lead to unmanagable code … the so called “Callback Hell“.</text:p>
              </text:list-item>
            </text:list>
          </draw:text-box>
        </draw:frame>
        <presentation:notes draw:style-name="dp2">
          <draw:page-thumbnail draw:style-name="gr1" draw:layer="layout" svg:width="14.848cm" svg:height="11.136cm" svg:x="3.075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Standard" presentation:presentation-page-layout-name="AL2T1">
        <office:forms form:automatic-focus="false" form:apply-design-mode="false"/>
        <draw:frame presentation:style-name="pr4" draw:text-style-name="P24" draw:layer="layout" svg:width="25.199cm" svg:height="3.506cm" svg:x="1.4cm" svg:y="0.837cm" presentation:class="title" presentation:user-transformed="true">
          <draw:text-box>
            <text:p><text:span text:style-name="T65">Example 6: Async Mongo driver + async db access with CompletableFuture.complet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5" draw:text-style-name="P21" draw:layer="layout" svg:width="23.827cm" svg:height="15.53cm" svg:x="2.373cm" svg:y="5.47cm">
          <draw:text-box>
            <text:p><text:span text:style-name="T49">class </text:span><text:span text:style-name="T50">DAO {</text:span><text:span text:style-name="T50"><text:line-break/></text:span><text:span text:style-name="T50"><text:line-break/></text:span><text:span text:style-name="T54"> <text:s text:c="3"/></text:span><text:span text:style-name="T60">CompletionStage</text:span><text:span text:style-name="T54">&lt;List&lt;Order&gt;&gt; findOrdersByUsername(</text:span><text:span text:style-name="T49">final </text:span><text:span text:style-name="T54">String username) {</text:span><text:span text:style-name="T54"><text:line-break/></text:span><text:span text:style-name="T54"> <text:s text:c="3"/></text:span><text:span text:style-name="T54"><text:line-break/></text:span><text:span text:style-name="T54"> <text:s text:c="7"/></text:span><text:span text:style-name="T49">final </text:span><text:span text:style-name="T54">CompletableFuture&lt;List&lt;Order&gt;&gt; </text:span><text:span text:style-name="T60">future</text:span><text:span text:style-name="T54"> =</text:span></text:p>
            <text:p><text:span text:style-name="T54"><text:s text:c="45"/></text:span><text:span text:style-name="T49">new </text:span><text:span text:style-name="T54">CompletableFuture&lt;&gt;();</text:span><text:span text:style-name="T54"><text:line-break/></text:span><text:span text:style-name="T54"><text:line-break/></text:span><text:span text:style-name="T56"> <text:s text:c="7"/></text:span><text:span text:style-name="T67">final </text:span><text:span text:style-name="T73">SingleResultCallback&lt;List&lt;Order&gt;&gt; callback = (orders, t) -&gt; {</text:span><text:span text:style-name="T73"><text:line-break/></text:span><text:span text:style-name="T56"> <text:s text:c="7"/></text:span><text:span text:style-name="T73"><text:s text:c="4"/></text:span><text:span text:style-name="T74">if </text:span><text:span text:style-name="T73">(t == </text:span><text:span text:style-name="T75">null</text:span><text:span text:style-name="T73">) {</text:span><text:span text:style-name="T73"><text:line-break/></text:span><text:span text:style-name="T56"> <text:s text:c="7"/></text:span><text:span text:style-name="T73"><text:s text:c="8"/>future.complete(orders);</text:span><text:span text:style-name="T73"><text:line-break/></text:span><text:span text:style-name="T56"> <text:s text:c="7"/></text:span><text:span text:style-name="T73"><text:s text:c="4"/>} </text:span><text:span text:style-name="T74">else </text:span><text:span text:style-name="T73">{</text:span><text:span text:style-name="T73"><text:line-break/></text:span><text:span text:style-name="T56"> <text:s text:c="7"/></text:span><text:span text:style-name="T73"><text:s text:c="8"/>future.completeExceptionally(t);</text:span><text:span text:style-name="T73"><text:line-break/></text:span><text:span text:style-name="T56"> <text:s text:c="7"/></text:span><text:span text:style-name="T73"><text:s text:c="4"/>}</text:span><text:span text:style-name="T73"><text:line-break/></text:span><text:span text:style-name="T56"> <text:s text:c="7"/></text:span><text:span text:style-name="T73">};</text:span><text:span text:style-name="T73"><text:line-break/></text:span><text:span text:style-name="T73"><text:line-break/></text:span><text:span text:style-name="T56"> <text:s text:c="7"/></text:span><text:span text:style-name="T76">ordersCollection</text:span><text:span text:style-name="T76"><text:line-break/></text:span><text:span text:style-name="T77"> <text:s text:c="3"/></text:span><text:span text:style-name="T78"><text:s text:c="4"/></text:span><text:span text:style-name="T79"><text:s text:c="8"/></text:span><text:span text:style-name="T73">.find(</text:span><text:span text:style-name="T80">eq</text:span><text:span text:style-name="T73">(</text:span><text:span text:style-name="T81">"username"</text:span><text:span text:style-name="T73">, username))</text:span><text:span text:style-name="T73"><text:line-break/></text:span><text:span text:style-name="T56"> <text:s text:c="7"/></text:span><text:span text:style-name="T73"><text:s text:c="8"/>.map(doc -&gt; </text:span><text:span text:style-name="T74">new </text:span><text:span text:style-name="T73">Order(doc))</text:span><text:span text:style-name="T73"><text:line-break/></text:span><text:span text:style-name="T56"> <text:s text:c="7"/></text:span><text:span text:style-name="T73"><text:s text:c="8"/>.into(</text:span><text:span text:style-name="T74">new </text:span><text:span text:style-name="T73">ArrayList&lt;&gt;(), callback);</text:span><text:span text:style-name="T73"><text:line-break/></text:span><text:span text:style-name="T56"><text:line-break/></text:span><text:span text:style-name="T56"> <text:s text:c="7"/></text:span><text:span text:style-name="T67">return </text:span><text:span text:style-name="T68">future;</text:span><text:span text:style-name="T56"><text:line-break/></text:span><text:span text:style-name="T56"> <text:s text:c="3"/>}</text:span><text:span text:style-name="T56"><text:line-break/></text:span><text:span text:style-name="T54">}</text:span></text:p>
          </draw:text-box>
        </draw:frame>
        <presentation:notes draw:style-name="dp2">
          <draw:page-thumbnail draw:style-name="gr1" draw:layer="layout" svg:width="14.848cm" svg:height="11.136cm" svg:x="3.075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5">Example 6: Async Mongo driver + async db access with CompletableFuture.complete()</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asynchronous callback based Mongo driver.</text:p>
              </text:list-item>
              <text:list-item>
                <text:p>The callback function completes the <text:span text:style-name="T27">CompletableFuture</text:span>. Callback code remains encapsulated inside the DAO and does not pollute application logic. → Thus “Callback Hell“ is avoided.</text:p>
              </text:list-item>
              <text:list-item>
                <text:p>There is no blocking code neither in the driver nor in the application code.</text:p>
              </text:list-item>
              <text:list-item>
                <text:p>The solution is completely reactive.</text:p>
              </text:list-item>
            </text:list>
          </draw:text-box>
        </draw:frame>
        <presentation:notes draw:style-name="dp2">
          <draw:page-thumbnail draw:style-name="gr1" draw:layer="layout" svg:width="14.848cm" svg:height="11.136cm" svg:x="3.075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Driver for RxJava</text:span></text:p>
          </draw:text-box>
        </draw:frame>
        <draw:frame presentation:style-name="pr6" draw:layer="layout" svg:width="25.199cm" svg:height="15.086cm" svg:x="1.4cm" svg:y="5.414cm" presentation:class="outline" presentation:user-transformed="true">
          <draw:text-box>
            <text:list text:style-name="L2">
              <text:list-item>
                <text:p>“An implementation of the MongoDB Driver providing support for ReactiveX (Reactive Extensions) by using the RxJava library“. (quote from the doc)</text:p>
              </text:list-item>
              <text:list-item>
                <text:p>See:</text:p>
              </text:list-item>
            </text:list>
            <text:p text:style-name="P13"><text:span text:style-name="T45"><text:a xlink:href="https://mongodb.github.io/mongo-java-driver-rx/1.2/" xlink:type="simple">https://mongodb.github.io/mongo-java-driver-rx/1.2/</text:a></text:span></text:p>
            <text:p text:style-name="P13"><text:span text:style-name="T45"><text:a xlink:href="https://mongodb.github.io/mongo-java-driver/3.2/driver-async/reference/observables/" xlink:type="simple">https://mongodb.github.io/mongo-java-driver/3.2/driver-async/reference/observables/</text:a></text:span></text:p>
            <text:list text:continue-numbering="true" text:style-name="L2">
              <text:list-item>
                <text:p>SBT:</text:p>
              </text:list-item>
            </text:list>
            <text:p text:style-name="P13"><text:span text:style-name="T46">libraryDependencies </text:span><text:span text:style-name="T38">+= </text:span><text:span text:style-name="T48">"org.mongodb" </text:span><text:span text:style-name="T38">% </text:span><text:span text:style-name="T48">"mongodb-driver-rx" </text:span><text:span text:style-name="T38">% </text:span><text:span text:style-name="T48">"1.2.0"</text:span></text:p>
            <text:list text:continue-numbering="true" text:style-name="L2">
              <text:list-item>
                <text:p text:style-name="P16">Imports:</text:p>
              </text:list-item>
            </text:list>
            <text:p text:style-name="P14"><text:span text:style-name="T17">import </text:span><text:span text:style-name="T23">com.mongodb.rx.client.MongoClient;</text:span><text:span text:style-name="T23"><text:line-break/></text:span><text:span text:style-name="T17">import </text:span><text:span text:style-name="T23">com.mongodb.rx.client.MongoClients;</text:span><text:span text:style-name="T23"><text:line-break/></text:span><text:span text:style-name="T17">import </text:span><text:span text:style-name="T23">com.mongodb.rx.client.MongoCollection;</text:span><text:span text:style-name="T23"><text:line-break/></text:span><text:span text:style-name="T17">import </text:span><text:span text:style-name="T24">com.mongodb.rx.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Standard" presentation:presentation-page-layout-name="AL2T1">
        <office:forms form:automatic-focus="false" form:apply-design-mode="false"/>
        <draw:frame presentation:style-name="pr4" draw:text-style-name="P22" draw:layer="layout" svg:width="25.199cm" svg:height="3.506cm" svg:x="1.4cm" svg:y="0.837cm" presentation:class="title" presentation:user-transformed="true">
          <draw:text-box>
            <text:p><text:span text:style-name="T2">Example 7: Mongo RxJava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7" draw:text-style-name="P21" draw:layer="layout" svg:width="23.827cm" svg:height="13.13cm" svg:x="2.273cm" svg:y="5.47cm">
          <draw:text-box>
            <text:p><text:span text:style-name="T49">class </text:span><text:span text:style-name="T50">DAO {</text:span><text:span text:style-name="T50"><text:line-break/></text:span><text:span text:style-name="T50"><text:line-break/></text:span><text:span text:style-name="T54"> <text:s text:c="3"/></text:span><text:span text:style-name="T60">Observable</text:span><text:span text:style-name="T54">&lt;List&lt;Order&gt;&gt;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5">eq</text:span><text:span text:style-name="T56">(</text:span><text:span text:style-name="T70">"username"</text:span><text:span text:style-name="T56">, username))</text:span><text:span text:style-name="T56"><text:line-break/></text:span><text:span text:style-name="T56"> <text:s text:c="15"/>.</text:span><text:span text:style-name="T68">toObservable</text:span><text:span text:style-name="T56">()</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3"/>}</text:span><text:span text:style-name="T56"><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5"><text:s text:c="8"/></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text:span text:style-name="T73"><text:line-break/></text:span><text:span text:style-name="T73"/></text:p>
          </draw:text-box>
        </draw:frame>
        <presentation:notes draw:style-name="dp2">
          <draw:page-thumbnail draw:style-name="gr1" draw:layer="layout" svg:width="14.848cm" svg:height="11.136cm" svg:x="3.075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Example 7: Mongo RxJava driver + async db access with Observables</text:span></text:p>
          </draw:text-box>
        </draw:frame>
        <draw:frame presentation:style-name="pr6" draw:layer="layout" svg:width="25.199cm" svg:height="12.179cm" svg:x="1.4cm" svg:y="4.914cm" presentation:class="outline" presentation:user-transformed="true">
          <draw:text-box>
            <text:p><text:span text:style-name="T59"/></text:p>
            <text:list text:style-name="L2">
              <text:list-item>
                <text:p>We use the Mongo RxJava driver.</text:p>
              </text:list-item>
              <text:list-item>
                <text:p>This driver internally uses the Mongo async driver.</text:p>
              </text:list-item>
              <text:list-item>
                <text:p>The DAO function returns a RxJava <text:span text:style-name="T27">Observable</text:span> which is a convenient source of a stream processing pipeline.</text:p>
              </text:list-item>
              <text:list-item>
                <text:p>There is no blocking code neither in the driver nor in the application code.</text:p>
              </text:list-item>
              <text:list-item>
                <text:p>The solution is completely reactive.</text:p>
              </text:list-item>
              <text:list-item>
                <text:p>Elegant streaming solution.</text:p>
              </text:list-item>
            </text:list>
          </draw:text-box>
        </draw:frame>
        <presentation:notes draw:style-name="dp2">
          <draw:page-thumbnail draw:style-name="gr1" draw:layer="layout" svg:width="14.848cm" svg:height="11.136cm" svg:x="3.075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Standard" presentation:presentation-page-layout-name="AL2T1">
        <office:forms form:automatic-focus="false" form:apply-design-mode="false"/>
        <draw:frame presentation:style-name="pr4" draw:text-style-name="P20" draw:layer="layout" svg:width="25.199cm" svg:height="3.506cm" svg:x="1.4cm" svg:y="0.837cm" presentation:class="title">
          <draw:text-box>
            <text:p><text:span text:style-name="T13">MongoDB Reactive Streams Driver</text:span></text:p>
          </draw:text-box>
        </draw:frame>
        <draw:frame presentation:style-name="pr6" draw:layer="layout" svg:width="25.199cm" svg:height="15.086cm" svg:x="1.4cm" svg:y="5.414cm" presentation:class="outline" presentation:user-transformed="true">
          <draw:text-box>
            <text:list text:style-name="L2">
              <text:list-item>
                <text:p>The Reactive Streams implementation for asynchronous stream processing with non-blocking back pressure. (quote from the doc)</text:p>
              </text:list-item>
              <text:list-item>
                <text:p>See:</text:p>
              </text:list-item>
            </text:list>
            <text:p text:style-name="P13"><text:span text:style-name="T45"><text:a xlink:href="https://mongodb.github.io/mongo-java-driver-reactivestreams/1.2/" xlink:type="simple">https://mongodb.github.io/mongo-java-driver-reactivestreams/1.2/</text:a></text:span></text:p>
            <text:p text:style-name="P13"><text:span text:style-name="T45"><text:a xlink:href="http://www.reactive-streams.org/announce-1.0.0" xlink:type="simple">http://www.reactive-streams.org/announce-1.0.0</text:a></text:span></text:p>
            <text:list text:continue-numbering="true" text:style-name="L2">
              <text:list-item>
                <text:p>SBT:</text:p>
              </text:list-item>
            </text:list>
            <text:p text:style-name="P13"><text:span text:style-name="T82">libraryDependencies </text:span><text:span text:style-name="T83">+= </text:span><text:span text:style-name="T84">"org.mongodb" </text:span><text:span text:style-name="T83">% </text:span><text:span text:style-name="T84">"mongodb-driver-reactivestreams" </text:span><text:span text:style-name="T83">% </text:span><text:span text:style-name="T84">"1.2.0"</text:span></text:p>
            <text:list text:continue-numbering="true" text:style-name="L2">
              <text:list-item>
                <text:p text:style-name="P16">Imports:</text:p>
              </text:list-item>
            </text:list>
            <text:p text:style-name="P14"><text:span text:style-name="T17">import </text:span><text:span text:style-name="T23">com.mongodb.reactivestreams.client.MongoClient;</text:span><text:span text:style-name="T23"><text:line-break/></text:span><text:span text:style-name="T17">import </text:span><text:span text:style-name="T23">com.mongodb.reactivestreams.client.MongoClients;</text:span><text:span text:style-name="T23"><text:line-break/></text:span><text:span text:style-name="T17">import </text:span><text:span text:style-name="T23">com.mongodb.reactivestreams.client.MongoCollection;</text:span><text:span text:style-name="T23"><text:line-break/></text:span><text:span text:style-name="T17">import </text:span><text:span text:style-name="T24">com.mongodb.reactivestreams.client.MongoDatabase;</text:span><text:span text:style-name="T24"><text:line-break/></text:span><text:span text:style-name="T24"/></text:p>
          </draw:text-box>
        </draw:frame>
        <presentation:notes draw:style-name="dp2">
          <draw:page-thumbnail draw:style-name="gr1" draw:layer="layout" svg:width="14.848cm" svg:height="11.136cm" svg:x="3.075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page38" draw:style-name="dp1" draw:master-page-name="Standard"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text:span text:style-name="T62">Example 8: Mongo Reactive Streams driver + async db access with Observables</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1"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Document&gt;</text:span><text:span text:style-name="T54"> findOrdersByUsername(</text:span><text:span text:style-name="T49">final </text:span><text:span text:style-name="T54">String username) {</text:span></text:p>
            <text:p><text:span text:style-name="T54"><text:line-break/></text:span><text:span text:style-name="T54"> <text:s text:c="7"/></text:span><text:span text:style-name="T49">return </text:span><text:span text:style-name="T51">ordersCollection</text:span><text:span text:style-name="T51"><text:line-break/></text:span><text:span text:style-name="T51"> <text:s text:c="3"/></text:span><text:span text:style-name="T54"><text:s text:c="4"/></text:span><text:span text:style-name="T51"><text:s text:c="8"/></text:span><text:span text:style-name="T54">.find(</text:span><text:span text:style-name="T55">eq</text:span><text:span text:style-name="T56">(</text:span><text:span text:style-name="T70">"username"</text:span><text:span text:style-name="T56">, username));</text:span><text:span text:style-name="T56"><text:line-break/></text:span><text:span text:style-name="T56"> <text:s text:c="3"/>}</text:span><text:span text:style-name="T56"><text:line-break/></text:span><text:span text:style-name="T54">}</text:span></text:p>
            <text:p><text:span text:style-name="T54"/></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5"><text:s text:c="8"/></text:span><text:span text:style-name="T63">rx.RxReactiveStreams.toObservable</text:span><text:span text:style-name="T56">(</text:span><text:span text:style-name="T78">dao</text:span><text:span text:style-name="T56">.findOrdersByUsername(username))</text:span><text:span text:style-name="T56"><text:line-break/></text:span><text:span text:style-name="T56"> <text:s text:c="11"/>.map(doc -&gt; </text:span><text:span text:style-name="T67">new </text:span><text:span text:style-name="T56">Order(doc))</text:span><text:span text:style-name="T56"><text:line-break/></text:span><text:span text:style-name="T56"> <text:s text:c="11"/>.toList()</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text:span text:style-name="T73"><text:line-break/></text:span><text:span text:style-name="T73"/></text:p>
          </draw:text-box>
        </draw:frame>
        <presentation:notes draw:style-name="dp2">
          <draw:page-thumbnail draw:style-name="gr1" draw:layer="layout" svg:width="14.848cm" svg:height="11.136cm" svg:x="3.075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2">Example 8: Mongo Reactive Streams driver + async db access with Observables</text:span></text:p>
          </draw:text-box>
        </draw:frame>
        <draw:frame presentation:style-name="pr6" draw:layer="layout" svg:width="25.199cm" svg:height="14.886cm" svg:x="1.4cm" svg:y="4.914cm" presentation:class="outline" presentation:user-transformed="true">
          <draw:text-box>
            <text:list text:style-name="L2">
              <text:list-item>
                <text:p text:style-name="P25">We use the Mongo Reactive Streams driver.</text:p>
              </text:list-item>
              <text:list-item>
                <text:p>This driver internally uses the Mongo Rx driver.</text:p>
              </text:list-item>
              <text:list-item>
                <text:p>The DAO function returns an <text:span text:style-name="T27">org.reactivestreams.Publisher&lt;org.bson.Document&gt;</text:span> which makes it compatible with any Reactive Streams implementation.<text:line-break/>See: <text:span text:style-name="T27">http://www.reactive-streams.org/announce-1.0.0</text:span></text:p>
              </text:list-item>
              <text:list-item>
                <text:p>You cannot do much with a <text:span text:style-name="T27">Publisher</text:span> except convert it to the native type of a compatible implementation, e.g. an RxJava <text:span text:style-name="T27">Observable</text:span>.</text:p>
              </text:list-item>
              <text:list-item>
                <text:p>Having converted the <text:span text:style-name="T27">Publisher</text:span> to an <text:span text:style-name="T27">Observable</text:span> you can use all the powerful operators of RxJava Observables.</text:p>
              </text:list-item>
              <text:list-item>
                <text:p>There is no blocking code neither in the driver nor in the application code.</text:p>
              </text:list-item>
              <text:list-item>
                <text:p>The solution is completely reactive.</text:p>
              </text:list-item>
              <text:list-item>
                <text:p>Streaming solution which doesn‘t allow preprocessing of the db query result inside the DAO.</text:p>
              </text:list-item>
            </text:list>
          </draw:text-box>
        </draw:frame>
        <presentation:notes draw:style-name="dp2">
          <draw:page-thumbnail draw:style-name="gr1" draw:layer="layout" svg:width="14.848cm" svg:height="11.136cm" svg:x="3.075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9: Mongo RxJava driver + conversion of Observable to Publisher + RxJava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9" draw:text-style-name="P21" draw:layer="layout" svg:width="23.827cm" svg:height="12.482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text:span><text:span text:style-name="T68">List&lt;Order&gt;</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text:span><text:span text:style-name="T67">return </text:span><text:span text:style-name="T63">rx.RxReactiveStreams.toPublisher</text:span><text:span text:style-name="T56">(observable);</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 text:style-name="P18"><text:span text:style-name="T54"><text:line-break/></text:span><text:span text:style-name="T54"> <text:s text:c="3"/></text:span><text:span text:style-name="T54">Observable&lt;Result&gt; obsResult =</text:span></text:p>
            <text:p><text:span text:style-name="T55"><text:s text:c="8"/></text:span><text:span text:style-name="T63">rx.RxReactiveStreams.toObservable</text:span><text:span text:style-name="T56">(</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obsResult.subscribe(</text:span><text:span text:style-name="T67">new</text:span><text:span text:style-name="T56"> Observer() { . . . });</text:span></text:p>
            <text:p/>
          </draw:text-box>
        </draw:frame>
        <presentation:notes draw:style-name="dp2">
          <draw:page-thumbnail draw:style-name="gr1" draw:layer="layout" svg:width="14.848cm" svg:height="11.136cm" svg:x="3.075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9: Mongo RxJava driver + conversion of Observable to Publisher + RxJava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text:p>
              </text:list-item>
              <text:list-item>
                <text:p>We preprocess the data inside the DAO with Observables. Then we convert the <text:span text:style-name="T27">Observable</text:span> to a <text:span text:style-name="T27">Publisher</text:span> using the RxJava → Reactive Streams Converter library.</text:p>
              </text:list-item>
              <text:list-item>
                <text:p>Now the DAO function returns an <text:span text:style-name="T27">org.reactivestreams.Publisher&lt;List&lt;Order&gt;&gt;</text:span> which makes it compatible to any Reactive Streams implementation.<text:line-break/>See: <text:span text:style-name="T27">http://www.reactive-streams.org/announce-1.0.0</text:span></text:p>
              </text:list-item>
              <text:list-item>
                <text:p>In the application code we convert the <text:span text:style-name="T27">Publisher</text:span> back to an <text:span text:style-name="T27">Observabl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0: Mongo RxJava driver + conversion of Observable to Publisher + Akka Streams application cod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8" draw:text-style-name="P21" draw:layer="layout" svg:width="23.827cm" svg:height="12.33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Publisher&lt;</text:span><text:span text:style-name="T68">List&lt;Order&gt;</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text:span><text:span text:style-name="T67">return </text:span><text:span text:style-name="T63">rx.RxReactiveStreams.toPublisher</text:span><text:span text:style-name="T56">(observable);</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text:span text:style-name="T54"><text:line-break/></text:span><text:span text:style-name="T54"> <text:s text:c="3"/></text:span><text:span text:style-name="T68">Source&lt;Result, NotUsed&gt;</text:span><text:span text:style-name="T54"> srcResult =</text:span></text:p>
            <text:p><text:span text:style-name="T55"><text:s text:c="8"/></text:span><text:span text:style-name="T68">Source.</text:span><text:span text:style-name="T85">fromPublisher</text:span><text:span text:style-name="T56">(</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srcResult.runForeach(result -&gt; { . . . }, materializer);</text:span></text:p>
            <text:p><text:span text:style-name="T86"/></text:p>
          </draw:text-box>
        </draw:frame>
        <presentation:notes draw:style-name="dp2">
          <draw:page-thumbnail draw:style-name="gr1" draw:layer="layout" svg:width="14.848cm" svg:height="11.136cm" svg:x="3.075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0: Mongo RxJava driver + conversion of Observable to Publisher + Akka Streams application code</text:span></text:p>
          </draw:text-box>
        </draw:frame>
        <draw:frame presentation:style-name="pr6" draw:layer="layout" svg:width="25.199cm" svg:height="14.886cm" svg:x="1.4cm" svg:y="4.914cm" presentation:class="outline" presentation:user-transformed="true">
          <draw:text-box>
            <text:list text:style-name="L2">
              <text:list-item>
                <text:p>We use the Mongo RxJava driver (as before).</text:p>
              </text:list-item>
              <text:list-item>
                <text:p>We preprocess the data inside the DAO with Observables. Then we convert the <text:span text:style-name="T27">Observable</text:span> to a <text:span text:style-name="T27">Publisher</text:span> using the RxJava → Reactive Streams Converter library (as before).</text:p>
              </text:list-item>
              <text:list-item>
                <text:p>Now the DAO function returns an <text:span text:style-name="T27">org.reactivestreams.Publisher&lt;List&lt;Order&gt;&gt;</text:span> which makes it compatible to any other Reactive Streams implementation (as before).<text:line-break/>See: <text:span text:style-name="T27">http://www.reactive-streams.org/announce-1.0.0</text:span></text:p>
              </text:list-item>
              <text:list-item>
                <text:p>In the application code we convert the <text:span text:style-name="T27">Publisher</text:span> to an Akka Stream <text:span text:style-name="T27">Source</text:span> in order to process the result of the DAO.</text:p>
              </text:list-item>
              <text:list-item>
                <text:p>There is no blocking code neither in the driver nor in the application code.</text:p>
              </text:list-item>
              <text:list-item>
                <text:p>The solution is completely reactive.</text:p>
              </text:list-item>
              <text:list-item>
                <text:p>Elegant streaming solution providing a “meaningful“ Reactive Streams interface of the DAO.</text:p>
              </text:list-item>
            </text:list>
          </draw:text-box>
        </draw:frame>
        <presentation:notes draw:style-name="dp2">
          <draw:page-thumbnail draw:style-name="gr1" draw:layer="layout" svg:width="14.848cm" svg:height="11.136cm" svg:x="3.075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Standard" presentation:presentation-page-layout-name="AL2T1">
        <office:forms form:automatic-focus="false" form:apply-design-mode="false"/>
        <draw:frame presentation:style-name="pr4" draw:text-style-name="P26" draw:layer="layout" svg:width="25.199cm" svg:height="3.506cm" svg:x="1.4cm" svg:y="0.837cm" presentation:class="title" presentation:user-transformed="true">
          <draw:text-box>
            <text:p><text:span text:style-name="T7">Example 11: Mongo RxJava driver + conversion of Observable to Akka Streams Source</text:span></text:p>
          </draw:text-box>
        </draw:frame>
        <draw:frame presentation:style-name="pr6" draw:layer="layout" svg:width="25.199cm" svg:height="12.179cm" svg:x="1.542cm" svg:y="5.147cm" presentation:class="outline" presentation:user-transformed="true">
          <draw:text-box>
            <text:p/>
            <text:p><text:span text:style-name="T26"/></text:p>
          </draw:text-box>
        </draw:frame>
        <draw:frame draw:style-name="gr10" draw:text-style-name="P21" draw:layer="layout" svg:width="23.827cm" svg:height="13.478cm" svg:x="2.273cm" svg:y="6.17cm">
          <draw:text-box>
            <text:p><text:span text:style-name="T49">class </text:span><text:span text:style-name="T50">DAO {</text:span><text:span text:style-name="T50"><text:line-break/></text:span><text:span text:style-name="T50"><text:line-break/></text:span><text:span text:style-name="T54"> <text:s text:c="3"/></text:span><text:span text:style-name="T60">Source&lt;</text:span><text:span text:style-name="T68">List&lt;Order&gt;, NotUsed</text:span><text:span text:style-name="T60">&gt;</text:span><text:span text:style-name="T54"> findOrdersByUsername(</text:span><text:span text:style-name="T49">final </text:span><text:span text:style-name="T54">String username) {</text:span></text:p>
            <text:p><text:span text:style-name="T56"><text:s text:c="8"/></text:span><text:span text:style-name="T56">Observable&lt;List&lt;Order&gt;&gt; observable = </text:span><text:span text:style-name="T78">ordersCollection</text:span><text:span text:style-name="T78"><text:line-break/></text:span><text:span text:style-name="T56"> <text:s text:c="7"/></text:span><text:span text:style-name="T78"><text:s text:c="8"/></text:span><text:span text:style-name="T56">.find(</text:span><text:span text:style-name="T55">eq</text:span><text:span text:style-name="T56">(</text:span><text:span text:style-name="T70">"username"</text:span><text:span text:style-name="T56">, username))</text:span><text:span text:style-name="T56"><text:line-break/></text:span><text:span text:style-name="T56"> <text:s text:c="15"/>.toObservable()</text:span><text:span text:style-name="T56"><text:line-break/></text:span><text:span text:style-name="T56"> <text:s text:c="15"/>.map(doc -&gt; </text:span><text:span text:style-name="T67">new </text:span><text:span text:style-name="T56">Order(doc))</text:span><text:span text:style-name="T56"><text:line-break/></text:span><text:span text:style-name="T56"> <text:s text:c="15"/>.toList();</text:span><text:span text:style-name="T56"><text:line-break/></text:span><text:span text:style-name="T56"> <text:s text:c="7"/>Publisher&lt;List&lt;Order&gt;&gt; pub =</text:span></text:p>
            <text:p><text:span text:style-name="T56"><text:tab/></text:span><text:span text:style-name="T56"><text:tab/></text:span><text:span text:style-name="T56"><text:tab/></text:span><text:span text:style-name="T56"><text:tab/></text:span><text:span text:style-name="T63">rx.RxReactiveStreams.toPublisher</text:span><text:span text:style-name="T56">(observable);</text:span></text:p>
            <text:p><text:span text:style-name="T56"><text:tab/></text:span><text:span text:style-name="T56"><text:tab/></text:span><text:span text:style-name="T67">return </text:span><text:span text:style-name="T68">Source.fromPublisher</text:span><text:span text:style-name="T56">(pub);</text:span><text:span text:style-name="T56"><text:line-break/></text:span><text:span text:style-name="T56"> <text:s text:c="3"/>}</text:span><text:span text:style-name="T56"><text:line-break/></text:span><text:span text:style-name="T54">}</text:span></text:p>
            <text:p><text:span text:style-name="T56"/></text:p>
            <text:p><text:span text:style-name="T54"><text:s text:c="3"/></text:span><text:span text:style-name="T54">. . .</text:span></text:p>
            <text:p><text:span text:style-name="T54"/></text:p>
            <text:p><text:span text:style-name="T54"><text:line-break/></text:span><text:span text:style-name="T54"> <text:s text:c="3"/></text:span><text:span text:style-name="T68">Source&lt;Result, NotUsed&gt;</text:span><text:span text:style-name="T60"> </text:span><text:span text:style-name="T54">srcResult =</text:span></text:p>
            <text:p><text:span text:style-name="T55"><text:s text:c="8"/></text:span><text:span text:style-name="T78">dao</text:span><text:span text:style-name="T56">.findOrdersByUsername(username)</text:span><text:span text:style-name="T56"><text:line-break/></text:span><text:span text:style-name="T56"> <text:s text:c="11"/>.map(orders -&gt; </text:span><text:span text:style-name="T67">new </text:span><text:span text:style-name="T56">Result(username, orders));</text:span></text:p>
            <text:p><text:span text:style-name="T56"/></text:p>
            <text:p><text:span text:style-name="T56"><text:s text:c="4"/></text:span><text:span text:style-name="T56">srcResult.runForeach(result -&gt; { . . . }, materializer);</text:span></text:p>
            <text:p><text:span text:style-name="T86"/></text:p>
          </draw:text-box>
        </draw:frame>
        <presentation:notes draw:style-name="dp2">
          <draw:page-thumbnail draw:style-name="gr1" draw:layer="layout" svg:width="14.848cm" svg:height="11.136cm" svg:x="3.075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Example 11: Mongo RxJava driver + conversion of Observable to Akka Stream Source</text:span></text:p>
          </draw:text-box>
        </draw:frame>
        <draw:frame presentation:style-name="pr6" draw:layer="layout" svg:width="25.199cm" svg:height="14.886cm" svg:x="1.4cm" svg:y="4.914cm" presentation:class="outline" presentation:user-transformed="true">
          <draw:text-box>
            <text:p/>
            <text:list text:style-name="L2">
              <text:list-item>
                <text:p>Technically identical to example no. 10</text:p>
              </text:list-item>
              <text:list-item>
                <text:p>But the DAO provides an Akka Streams interface to the app code.</text:p>
              </text:list-item>
            </text:list>
          </draw:text-box>
        </draw:frame>
        <presentation:notes draw:style-name="dp2">
          <draw:page-thumbnail draw:style-name="gr1" draw:layer="layout" svg:width="14.848cm" svg:height="11.136cm" svg:x="3.075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7">RxJava <text:s/>↔ <text:s/>Akka Streams</text:span></text:p>
          </draw:text-box>
        </draw:frame>
        <draw:frame presentation:style-name="pr6" draw:layer="layout" svg:width="25.199cm" svg:height="14.886cm" svg:x="1.4cm" svg:y="4.914cm" presentation:class="outline" presentation:user-transformed="true">
          <draw:text-box>
            <text:p/>
            <text:list text:style-name="L2">
              <text:list-item>
                <text:p>//////// TBD ////////</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Talk / Author</text:p>
          </draw:text-box>
        </draw:frame>
        <draw:frame presentation:style-name="pr6" draw:text-style-name="P27" draw:layer="layout" svg:width="25.199cm" svg:height="13.279cm" svg:x="1.601cm" svg:y="5.721cm" presentation:class="outline" presentation:user-transformed="true">
          <draw:text-box>
            <text:list text:style-name="L2">
              <text:list-item>
                <text:p><text:span text:style-name="T87">Source Code and Slides on Github:</text:span><text:span text:style-name="T87"><text:line-break/></text:span><text:span text:style-name="T87"><text:a xlink:href="https://github.com/hermannhueck/reactive-mongo-access" xlink:type="simple">https://github.com/hermannhueck/reactive-mongo-access</text:a></text:span></text:p>
              </text:list-item>
              <text:list-item>
                <text:p><text:span text:style-name="T87">Slides on SlideShare:</text:span><text:span text:style-name="T87"><text:line-break/></text:span><text:span text:style-name="T87"><text:a xlink:href="http://de.slideshare.net/hermannhueck/reactive-access-to-mongodb-from-java-8" xlink:type="simple">http://de.slideshare.net/hermannhueck/reactive-access-to-mongodb-from-java-8</text:a></text:span></text:p>
              </text:list-item>
              <text:list-item>
                <text:p><text:span text:style-name="T87">Authors XING Profile:</text:span><text:span text:style-name="T87"><text:line-break/></text:span><text:span text:style-name="T87"><text:a xlink:href="https://www.xing.com/profile/Hermann_Hueck" xlink:type="simple">https://www.xing.com/profile/Hermann_Hueck</text:a></text:span></text:p>
              </text:list-item>
            </text:list>
          </draw:text-box>
        </draw:frame>
        <presentation:notes draw:style-name="dp2">
          <draw:page-thumbnail draw:style-name="gr1" draw:layer="layout" svg:width="14.848cm" svg:height="11.136cm" svg:x="3.075cm" svg:y="2.257cm" draw:page-number="47" presentation:class="page"/>
          <draw:frame presentation:style-name="pr8" draw:text-style-name="P2" draw:layer="layout" svg:width="16.799cm" svg:height="13.364cm" svg:x="2.1cm" svg:y="14.107cm" presentation:class="notes" presentation:placeholder="true">
            <draw:text-box/>
          </draw:frame>
        </presentation:notes>
      </draw:page>
      <draw:page draw:name="page48"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Java Drivers for MongoDB</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Overview of Java drivers for MongoDB:</text:span><text:span text:style-name="T87"><text:line-break/></text:span><text:span text:style-name="T87"><text:a xlink:href="https://docs.mongodb.com/ecosystem/drivers/java/" xlink:type="simple">https://docs.mongodb.com/ecosystem/drivers/java/</text:a></text:span></text:p>
              </text:list-item>
              <text:list-item>
                <text:p><text:span text:style-name="T87">Latest sync driver:</text:span><text:span text:style-name="T87"><text:line-break/></text:span><text:span text:style-name="T87"><text:a xlink:href="https://mongodb.github.io/mongo-java-driver/3.2/" xlink:type="simple">https://mongodb.github.io/mongo-java-driver/3.2/</text:a></text:span></text:p>
              </text:list-item>
              <text:list-item>
                <text:p><text:span text:style-name="T87">Latest async driver:</text:span><text:span text:style-name="T87"><text:line-break/></text:span><text:span text:style-name="T87"><text:a xlink:href="https://mongodb.github.io/mongo-java-driver/3.2/driver-async/" xlink:type="simple">https://mongodb.github.io/mongo-java-driver/3.2/driver-async/</text:a></text:span></text:p>
              </text:list-item>
              <text:list-item>
                <text:p><text:span text:style-name="T87">How the RxJava driver and the Reactive Streams driver wrap the async driver:</text:span><text:span text:style-name="T87"><text:line-break/></text:span><text:span text:style-name="T87"><text:a xlink:href="https://mongodb.github.io/mongo-java-driver/3.2/driver-async/reference/observables/" xlink:type="simple">https://mongodb.github.io/mongo-java-driver/3.2/driver-async/reference/observables/</text:a></text:span></text:p>
              </text:list-item>
              <text:list-item>
                <text:p><text:span text:style-name="T87">Latest RxJava driver:</text:span><text:span text:style-name="T87"><text:line-break/></text:span><text:span text:style-name="T87"><text:a xlink:href="https://mongodb.github.io/mongo-java-driver-rx/1.2/" xlink:type="simple">https://mongodb.github.io/mongo-java-driver-rx/1.2/</text:a></text:span></text:p>
              </text:list-item>
              <text:list-item>
                <text:p><text:span text:style-name="T87">Latest Reactive Streams driver:</text:span><text:span text:style-name="T87"><text:line-break/></text:span><text:span text:style-name="T87"><text:a xlink:href="https://mongodb.github.io/mongo-java-driver-reactivestreams/1.2/" xlink:type="simple">https://mongodb.github.io/mongo-java-driver-reactivestreams/1.2/</text:a></text:span></text:p>
              </text:list-item>
              <text:list-item>
                <text:p><text:span text:style-name="T87">Latest Morphia Driver:</text:span><text:span text:style-name="T87"><text:line-break/></text:span><text:span text:style-name="T87"><text:a xlink:href="https://mongodb.github.io/morphia/1.1/" xlink:type="simple">https://mongodb.github.io/morphia/1.1/</text:a></text:span></text:p>
                <text:p/>
              </text:list-item>
            </text:list>
          </draw:text-box>
        </draw:frame>
        <presentation:notes draw:style-name="dp2">
          <draw:page-thumbnail draw:style-name="gr1" draw:layer="layout" svg:width="14.848cm" svg:height="11.136cm" svg:x="3.075cm" svg:y="2.257cm" draw:page-number="48" presentation:class="page"/>
          <draw:frame presentation:style-name="pr8" draw:text-style-name="P2" draw:layer="layout" svg:width="16.799cm" svg:height="13.364cm" svg:x="2.1cm" svg:y="14.107cm" presentation:class="notes" presentation:placeholder="true">
            <draw:text-box/>
          </draw:frame>
        </presentation:notes>
      </draw:page>
      <draw:page draw:name="page49"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CompletableFuture</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Angelika Langner‘s talk on Java 8 concurrency and CompletableFuture:</text:span><text:span text:style-name="T87"><text:line-break/></text:span><text:span text:style-name="T8"><text:a xlink:href="https://www.youtube.com/watch?v=Q_0_1mKTlnY" xlink:type="simple">https://www.youtube.com/watch?v=Q_0_1mKTlnY</text:a></text:span></text:p>
              </text:list-item>
              <text:list-item>
                <text:p><text:span text:style-name="T87">CompletableFuture JavaDoc:</text:span><text:span text:style-name="T87"><text:line-break/></text:span><text:span text:style-name="T87"><text:a xlink:href="https://docs.oracle.com/javase/8/docs/api/java/util/concurrent/CompletableFuture.html" xlink:type="simple">https://docs.oracle.com/javase/8/docs/api/java/util/concurrent/CompletableFuture.html</text:a></text:span></text:p>
                <text:p/>
              </text:list-item>
            </text:list>
          </draw:text-box>
        </draw:frame>
        <presentation:notes draw:style-name="dp2">
          <draw:page-thumbnail draw:style-name="gr1" draw:layer="layout" svg:width="14.848cm" svg:height="11.136cm" svg:x="3.075cm" svg:y="2.257cm" draw:page-number="49" presentation:class="page"/>
          <draw:frame presentation:style-name="pr8" draw:text-style-name="P2" draw:layer="layout" svg:width="16.799cm" svg:height="13.364cm" svg:x="2.1cm" svg:y="14.107cm" presentation:class="notes" presentation:placeholder="true">
            <draw:text-box/>
          </draw:frame>
        </presentation:notes>
      </draw:page>
      <draw:page draw:name="page50"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xJava</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ReactiveX:</text:span><text:span text:style-name="T87"><text:line-break/></text:span><text:span text:style-name="T87"><text:a xlink:href="http://reactivex.io/intro.html" xlink:type="simple">http://reactivex.io/intro.html</text:a></text:span></text:p>
              </text:list-item>
              <text:list-item>
                <text:p><text:span text:style-name="T87">RxJava Wiki:</text:span><text:span text:style-name="T87"><text:line-break/></text:span><text:span text:style-name="T87"><text:a xlink:href="https://github.com/ReactiveX/RxJava/wiki" xlink:type="simple">https://github.com/ReactiveX/RxJava/wiki</text:a></text:span></text:p>
              </text:list-item>
              <text:list-item>
                <text:p><text:span text:style-name="T87">Nice Intro to RxJava by Dan Lev:</text:span><text:span text:style-name="T87"><text:line-break/></text:span><text:span text:style-name="T87"><text:a xlink:href="http://blog.danlew.net/2014/09/15/grokking-rxjava-part-1/" xlink:type="simple">http://blog.danlew.net/2014/09/15/grokking-rxjava-part-1/</text:a></text:span></text:p>
              </text:list-item>
              <text:list-item>
                <text:p><text:span text:style-name="T87">RxJava- Understanding observeOn() and subscribeOn() by Thomas Nield:</text:span><text:span text:style-name="T87"><text:line-break/></text:span><text:span text:style-name="T87"><text:a xlink:href="http://tomstechnicalblog.blogspot.de/2016/02/rxjava-understanding-observeon-and.html" xlink:type="simple">http://tomstechnicalblog.blogspot.de/2016/02/rxjava-understanding-observeon-and.html</text:a></text:span></text:p>
                <text:p/>
              </text:list-item>
            </text:list>
          </draw:text-box>
        </draw:frame>
        <presentation:notes draw:style-name="dp2">
          <draw:page-thumbnail draw:style-name="gr1" draw:layer="layout" svg:width="14.848cm" svg:height="11.136cm" svg:x="3.075cm" svg:y="2.257cm" draw:page-number="50" presentation:class="page"/>
          <draw:frame presentation:style-name="pr8" draw:text-style-name="P2" draw:layer="layout" svg:width="16.799cm" svg:height="13.364cm" svg:x="2.1cm" svg:y="14.107cm" presentation:class="notes" presentation:placeholder="true">
            <draw:text-box/>
          </draw:frame>
        </presentation:notes>
      </draw:page>
      <draw:page draw:name="page51" draw:style-name="dp1" draw:master-page-name="Standard" presentation:presentation-page-layout-name="AL2T1">
        <office:forms form:automatic-focus="false" form:apply-design-mode="false"/>
        <draw:frame presentation:style-name="pr7" draw:layer="layout" svg:width="25.199cm" svg:height="3.506cm" svg:x="1.4cm" svg:y="0.837cm" presentation:class="title">
          <draw:text-box>
            <text:p>Resources – Reactive Streams and Akka Streams</text:p>
          </draw:text-box>
        </draw:frame>
        <draw:frame presentation:style-name="pr6" draw:text-style-name="P27" draw:layer="layout" svg:width="25.199cm" svg:height="13.6cm" svg:x="1.4cm" svg:y="5.2cm" presentation:class="outline" presentation:user-transformed="true">
          <draw:text-box>
            <text:list text:style-name="L2">
              <text:list-item>
                <text:p text:style-name="P16"><text:span text:style-name="T87">Reactive Streams:</text:span><text:span text:style-name="T87"><text:line-break/></text:span><text:span text:style-name="T87"><text:a xlink:href="http://www.reactive-streams.org/" xlink:type="simple">http://www.reactive-streams.org/</text:a></text:span></text:p>
              </text:list-item>
              <text:list-item>
                <text:p><text:span text:style-name="T87">Current implementations of Reactive Streams:</text:span><text:span text:style-name="T87"><text:line-break/></text:span><text:span text:style-name="T87"><text:a xlink:href="http://www.reactive-streams.org/announce-1.0.0" xlink:type="simple">http://www.reactive-streams.org/announce-1.0.0</text:a></text:span></text:p>
              </text:list-item>
              <text:list-item>
                <text:p><text:span text:style-name="T87">RxJava to Reactive Streams conversion library:</text:span><text:span text:style-name="T87"><text:line-break/></text:span><text:span text:style-name="T87"><text:a xlink:href="https://github.com/ReactiveX/RxJavaReactiveStreams" xlink:type="simple">https://github.com/ReactiveX/RxJavaReactiveStreams</text:a></text:span></text:p>
              </text:list-item>
              <text:list-item>
                <text:p><text:span text:style-name="T87">Akka (2.4.6) Documentation for Java 8:</text:span><text:span text:style-name="T87"><text:line-break/></text:span><text:span text:style-name="T87"><text:a xlink:href="http://doc.akka.io/docs/akka/2.4.6/java.html" xlink:type="simple">http://doc.akka.io/docs/akka/2.4.6/java.html</text:a></text:span></text:p>
              </text:list-item>
            </text:list>
          </draw:text-box>
        </draw:frame>
        <presentation:notes draw:style-name="dp2">
          <draw:page-thumbnail draw:style-name="gr1" draw:layer="layout" svg:width="14.848cm" svg:height="11.136cm" svg:x="3.075cm" svg:y="2.257cm" draw:page-number="51" presentation:class="page"/>
          <draw:frame presentation:style-name="pr8" draw:text-style-name="P9" draw:layer="layout" svg:width="16.799cm" svg:height="13.364cm" svg:x="2.1cm" svg:y="14.107cm" presentation:class="notes" presentation:placeholder="true">
            <draw:text-box/>
          </draw:frame>
        </presentation:notes>
      </draw:page>
      <draw:page draw:name="page52"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28"><text:span text:style-name="T88">Thanks for your attention!</text:span></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3" draw:text-style-name="P9" draw:layer="layout" svg:width="16.799cm" svg:height="13.364cm" svg:x="2.1cm" svg:y="14.107cm" presentation:class="notes" presentation:placeholder="true">
            <draw:text-box/>
          </draw:frame>
        </presentation:notes>
      </draw:page>
      <draw:page draw:name="page53" draw:style-name="dp1" draw:master-page-name="Standard" presentation:presentation-page-layout-name="AL3T32">
        <office:forms form:automatic-focus="false" form:apply-design-mode="false"/>
        <draw:frame presentation:style-name="pr9" draw:text-style-name="P29" draw:layer="layout" svg:width="25.199cm" svg:height="16.255cm" svg:x="1.4cm" svg:y="0.837cm" presentation:class="subtitle">
          <draw:text-box>
            <text:p text:style-name="P16"><text:span text:style-name="T88">Q &amp; A</text:span></text:p>
          </draw:text-box>
        </draw:frame>
        <presentation:notes draw:style-name="dp2">
          <draw:page-thumbnail draw:style-name="gr1" draw:layer="layout" svg:width="14.848cm" svg:height="11.136cm" svg:x="3.075cm" svg:y="2.257cm" draw:page-number="53"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enlo1" svg:font-family="Menlo"/>
    <style:font-face style:name="Liberation Mono1" svg:font-family="'Liberation Mono', 'Courier New', 'DejaVu Sans Mono', Courier, Monaco" style:font-family-generic="modern" style:font-pitch="fixed"/>
    <style:font-face style:name="Arial Unicode MS1" svg:font-family="'Arial Unicode MS'" style:font-pitch="variable"/>
    <style:font-face style:name="Liberation Sans2" svg:font-family="'Liberation Sans'" style:font-pitch="variable"/>
    <style:font-face style:name="Menlo" svg:font-family="Menlo" style:font-pitch="variable"/>
    <style:font-face style:name="Arial Unicode MS2" svg:font-family="'Arial Unicode MS'" style:font-family-generic="modern" style:font-pitch="variable"/>
    <style:font-face style:name="Liberation Mono" svg:font-family="'Liberation Mono', 'Courier New', 'DejaVu Sans Mono', Courier, Monaco"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solid" draw:fill-color="#94bd5e" draw:opacity="100%" draw:fill-image-width="0cm" draw:fill-image-height="0cm" draw:textarea-vertical-align="middle" draw:shadow="visible" draw:shadow-offset-x="0.2cm" draw:shadow-offset-y="0.2cm" draw:shadow-color="#c0c0c0" draw:shadow-opacity="100%">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Foliennummer&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Hermann Hueck</meta:initial-creator>
    <meta:creation-date>2016-01-08T06:28:43.454154000</meta:creation-date>
    <meta:generator>LibreOffice/5.1.0.3$MacOSX_X86_64 LibreOffice_project/5e3e00a007d9b3b6efb6797a8b8e57b51ab1f737</meta:generator>
    <dc:date>2016-05-21T06:10:40.779989000</dc:date>
    <dc:creator>Hermann Hueck</dc:creator>
    <meta:editing-duration>PT13H35M3S</meta:editing-duration>
    <meta:editing-cycles>103</meta:editing-cycles>
    <meta:document-statistic meta:object-count="242"/>
  </office:meta>
</office:document-meta>
</file>